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C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39" calcext:value-type="float">
            <text:p>36239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55" calcext:value-type="float">
            <text:p>37455</text:p>
          </table:table-cell>
          <table:table-cell office:value-type="string" calcext:value-type="string">
            <text:p>AMBARD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231" calcext:value-type="float">
            <text:p>36231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130" calcext:value-type="float">
            <text:p>32130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43" calcext:value-type="float">
            <text:p>36243</text:p>
          </table:table-cell>
          <table:table-cell office:value-type="string" calcext:value-type="string">
            <text:p>SAVERY</text:p>
          </table:table-cell>
          <table:table-cell office:value-type="string" calcext:value-type="string">
            <text:p>Kathryn Jan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198" calcext:value-type="float">
            <text:p>37198</text:p>
          </table:table-cell>
          <table:table-cell office:value-type="string" calcext:value-type="string">
            <text:p>HIATT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72" calcext:value-type="float">
            <text:p>29.72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be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38" calcext:value-type="float">
            <text:p>36238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be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56" calcext:value-type="float">
            <text:p>37456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ber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830" calcext:value-type="float">
            <text:p>32830</text:p>
          </table:table-cell>
          <table:table-cell office:value-type="string" calcext:value-type="string">
            <text:p>BOH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ber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MINSON</text:p>
          </table:table-cell>
          <table:table-cell office:value-type="string" calcext:value-type="string">
            <text:p>Slad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77" calcext:value-type="float">
            <text:p>21.77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ber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41" calcext:value-type="float">
            <text:p>36241</text:p>
          </table:table-cell>
          <table:table-cell office:value-type="string" calcext:value-type="string">
            <text:p>HOLLO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ber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228" calcext:value-type="float">
            <text:p>36228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88" calcext:value-type="float">
            <text:p>44.88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34" calcext:value-type="float">
            <text:p>36234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nn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03" calcext:value-type="float">
            <text:p>37203</text:p>
          </table:table-cell>
          <table:table-cell office:value-type="string" calcext:value-type="string">
            <text:p>KUSTER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nn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237" calcext:value-type="float">
            <text:p>36237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Timothy Peter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nn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458" calcext:value-type="float">
            <text:p>3745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n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42" calcext:value-type="float">
            <text:p>36242</text:p>
          </table:table-cell>
          <table:table-cell office:value-type="string" calcext:value-type="string">
            <text:p>SOJIC</text:p>
          </table:table-cell>
          <table:table-cell office:value-type="string" calcext:value-type="string">
            <text:p>Natas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nn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99" calcext:value-type="float">
            <text:p>37599</text:p>
          </table:table-cell>
          <table:table-cell office:value-type="string" calcext:value-type="string">
            <text:p>JAKE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18" calcext:value-type="float">
            <text:p>37018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22" calcext:value-type="float">
            <text:p>45.2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51" calcext:value-type="float">
            <text:p>36651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Elouise Iv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265" calcext:value-type="float">
            <text:p>36265</text:p>
          </table:table-cell>
          <table:table-cell office:value-type="string" calcext:value-type="string">
            <text:p>MOMIRCEVSKI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30" calcext:value-type="float">
            <text:p>36330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88" calcext:value-type="float">
            <text:p>37388</text:p>
          </table:table-cell>
          <table:table-cell office:value-type="string" calcext:value-type="string">
            <text:p>KHOUW</text:p>
          </table:table-cell>
          <table:table-cell office:value-type="string" calcext:value-type="string">
            <text:p>Stev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73" calcext:value-type="float">
            <text:p>37773</text:p>
          </table:table-cell>
          <table:table-cell office:value-type="string" calcext:value-type="string">
            <text:p>HEFFERNAN</text:p>
          </table:table-cell>
          <table:table-cell office:value-type="string" calcext:value-type="string">
            <text:p>Malcolm Philli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nk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74" calcext:value-type="float">
            <text:p>36774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5.26" calcext:value-type="float">
            <text:p>35.2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20" calcext:value-type="float">
            <text:p>36820</text:p>
          </table:table-cell>
          <table:table-cell office:value-type="string" calcext:value-type="string">
            <text:p>BURNEY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0.43" calcext:value-type="float">
            <text:p>50.4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r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76" calcext:value-type="float">
            <text:p>36276</text:p>
          </table:table-cell>
          <table:table-cell office:value-type="string" calcext:value-type="string">
            <text:p>HONOS</text:p>
          </table:table-cell>
          <table:table-cell office:value-type="string" calcext:value-type="string">
            <text:p>Dimitri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r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32" calcext:value-type="float">
            <text:p>36332</text:p>
          </table:table-cell>
          <table:table-cell office:value-type="string" calcext:value-type="string">
            <text:p>VANDIJK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r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017" calcext:value-type="float">
            <text:p>37017</text:p>
          </table:table-cell>
          <table:table-cell office:value-type="string" calcext:value-type="string">
            <text:p>GOOD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r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03" calcext:value-type="float">
            <text:p>37503</text:p>
          </table:table-cell>
          <table:table-cell office:value-type="string" calcext:value-type="string">
            <text:p>POLLARD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44" calcext:value-type="float">
            <text:p>3634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00" calcext:value-type="float">
            <text:p>36300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50" calcext:value-type="float">
            <text:p>36650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Douga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80" calcext:value-type="float">
            <text:p>36280</text:p>
          </table:table-cell>
          <table:table-cell office:value-type="string" calcext:value-type="string">
            <text:p>COLLYER</text:p>
          </table:table-cell>
          <table:table-cell office:value-type="string" calcext:value-type="string">
            <text:p>Rhys I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19" calcext:value-type="float">
            <text:p>37519</text:p>
          </table:table-cell>
          <table:table-cell office:value-type="string" calcext:value-type="string">
            <text:p>WATERSON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27" calcext:value-type="float">
            <text:p>36827</text:p>
          </table:table-cell>
          <table:table-cell office:value-type="string" calcext:value-type="string">
            <text:p>LAXALE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nnelo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28" calcext:value-type="float">
            <text:p>37428</text:p>
          </table:table-cell>
          <table:table-cell office:value-type="string" calcext:value-type="string">
            <text:p>DHONGDUE</text:p>
          </table:table-cell>
          <table:table-cell office:value-type="string" calcext:value-type="string">
            <text:p>Kyinzom</text:p>
          </table:table-cell>
          <table:table-cell office:value-type="string" calcext:value-type="string">
            <text:p>DPDA</text:p>
          </table:table-cell>
          <table:table-cell office:value-type="string" calcext:value-type="string">
            <text:p>Democratic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51" calcext:value-type="float">
            <text:p>36851</text:p>
          </table:table-cell>
          <table:table-cell office:value-type="string" calcext:value-type="string">
            <text:p>SAMIO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91" calcext:value-type="float">
            <text:p>36291</text:p>
          </table:table-cell>
          <table:table-cell office:value-type="string" calcext:value-type="string">
            <text:p>SALITRA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792" calcext:value-type="float">
            <text:p>37792</text:p>
          </table:table-cell>
          <table:table-cell office:value-type="string" calcext:value-type="string">
            <text:p>BOSMA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028" calcext:value-type="float">
            <text:p>37028</text:p>
          </table:table-cell>
          <table:table-cell office:value-type="string" calcext:value-type="string">
            <text:p>LEESER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9.08" calcext:value-type="float">
            <text:p>49.0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95" calcext:value-type="float">
            <text:p>36295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Brendan Michael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30" calcext:value-type="float">
            <text:p>36830</text:p>
          </table:table-cell>
          <table:table-cell office:value-type="string" calcext:value-type="string">
            <text:p>KOSCHINSKI</text:p>
          </table:table-cell>
          <table:table-cell office:value-type="string" calcext:value-type="string">
            <text:p>Bens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89" calcext:value-type="float">
            <text:p>37789</text:p>
          </table:table-cell>
          <table:table-cell office:value-type="string" calcext:value-type="string">
            <text:p>LOUIE</text:p>
          </table:table-cell>
          <table:table-cell office:value-type="string" calcext:value-type="string">
            <text:p>David James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974" calcext:value-type="float">
            <text:p>27974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39" calcext:value-type="float">
            <text:p>36339</text:p>
          </table:table-cell>
          <table:table-cell office:value-type="string" calcext:value-type="string">
            <text:p>MARTINIC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ow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815" calcext:value-type="float">
            <text:p>37815</text:p>
          </table:table-cell>
          <table:table-cell office:value-type="string" calcext:value-type="string">
            <text:p>CASWELL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x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STEPANOFF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x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38" calcext:value-type="float">
            <text:p>37038</text:p>
          </table:table-cell>
          <table:table-cell office:value-type="string" calcext:value-type="string">
            <text:p>GUNEY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x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49" calcext:value-type="float">
            <text:p>36349</text:p>
          </table:table-cell>
          <table:table-cell office:value-type="string" calcext:value-type="string">
            <text:p>EISLER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x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23" calcext:value-type="float">
            <text:p>36823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4.98" calcext:value-type="float">
            <text:p>54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x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54" calcext:value-type="float">
            <text:p>36254</text:p>
          </table:table-cell>
          <table:table-cell office:value-type="string" calcext:value-type="string">
            <text:p>SINOSIC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BOELE</text:p>
          </table:table-cell>
          <table:table-cell office:value-type="string" calcext:value-type="string">
            <text:p>Nicolett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26" calcext:value-type="float">
            <text:p>36826</text:p>
          </table:table-cell>
          <table:table-cell office:value-type="string" calcext:value-type="string">
            <text:p>BRIGDEN</text:p>
          </table:table-cell>
          <table:table-cell office:value-type="string" calcext:value-type="string">
            <text:p>David Gord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62" calcext:value-type="float">
            <text:p>36362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KITSON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94" calcext:value-type="float">
            <text:p>36294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016" calcext:value-type="float">
            <text:p>37016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05" calcext:value-type="float">
            <text:p>45.0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fiel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563" calcext:value-type="float">
            <text:p>37563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l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51" calcext:value-type="float">
            <text:p>35951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la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543" calcext:value-type="float">
            <text:p>37543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la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20" calcext:value-type="float">
            <text:p>36320</text:p>
          </table:table-cell>
          <table:table-cell office:value-type="string" calcext:value-type="string">
            <text:p>NANKERVIS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la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99" calcext:value-type="float">
            <text:p>36799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la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48" calcext:value-type="float">
            <text:p>36348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7.67" calcext:value-type="float">
            <text:p>47.6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la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263" calcext:value-type="float">
            <text:p>36263</text:p>
          </table:table-cell>
          <table:table-cell office:value-type="string" calcext:value-type="string">
            <text:p>JANNIS</text:p>
          </table:table-cell>
          <table:table-cell office:value-type="string" calcext:value-type="string">
            <text:p>Adam Joh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55" calcext:value-type="float">
            <text:p>37555</text:p>
          </table:table-cell>
          <table:table-cell office:value-type="string" calcext:value-type="string">
            <text:p>BATISH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41" calcext:value-type="float">
            <text:p>37041</text:p>
          </table:table-cell>
          <table:table-cell office:value-type="string" calcext:value-type="string">
            <text:p>RASKOV</text:p>
          </table:table-cell>
          <table:table-cell office:value-type="string" calcext:value-type="string">
            <text:p>Zvetank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190" calcext:value-type="float">
            <text:p>24190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Amm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67" calcext:value-type="float">
            <text:p>36667</text:p>
          </table:table-cell>
          <table:table-cell office:value-type="string" calcext:value-type="string">
            <text:p>ROUGHLE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29" calcext:value-type="float">
            <text:p>36329</text:p>
          </table:table-cell>
          <table:table-cell office:value-type="string" calcext:value-type="string">
            <text:p>SELVENTHIRAN</text:p>
          </table:table-cell>
          <table:table-cell office:value-type="string" calcext:value-type="string">
            <text:p>Suj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Jugandeep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74" calcext:value-type="float">
            <text:p>24.7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fl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88" calcext:value-type="float">
            <text:p>36788</text:p>
          </table:table-cell>
          <table:table-cell office:value-type="string" calcext:value-type="string">
            <text:p>HUSI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2.72" calcext:value-type="float">
            <text:p>52.7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31" calcext:value-type="float">
            <text:p>37731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DYSO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5.53" calcext:value-type="float">
            <text:p>55.5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94" calcext:value-type="float">
            <text:p>36694</text:p>
          </table:table-cell>
          <table:table-cell office:value-type="string" calcext:value-type="string">
            <text:p>GUINANE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84" calcext:value-type="float">
            <text:p>36784</text:p>
          </table:table-cell>
          <table:table-cell office:value-type="string" calcext:value-type="string">
            <text:p>EARL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56" calcext:value-type="float">
            <text:p>37556</text:p>
          </table:table-cell>
          <table:table-cell office:value-type="string" calcext:value-type="string">
            <text:p>ASPIOTIS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09" calcext:value-type="float">
            <text:p>36909</text:p>
          </table:table-cell>
          <table:table-cell office:value-type="string" calcext:value-type="string">
            <text:p>McMULLEN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42" calcext:value-type="float">
            <text:p>36342</text:p>
          </table:table-cell>
          <table:table-cell office:value-type="string" calcext:value-type="string">
            <text:p>CONAGHA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45" calcext:value-type="float">
            <text:p>36245</text:p>
          </table:table-cell>
          <table:table-cell office:value-type="string" calcext:value-type="string">
            <text:p>HEISE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662" calcext:value-type="float">
            <text:p>36662</text:p>
          </table:table-cell>
          <table:table-cell office:value-type="string" calcext:value-type="string">
            <text:p>CHASELING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259" calcext:value-type="float">
            <text:p>36259</text:p>
          </table:table-cell>
          <table:table-cell office:value-type="string" calcext:value-type="string">
            <text:p>FAIRHALL</text:p>
          </table:table-cell>
          <table:table-cell office:value-type="string" calcext:value-type="string">
            <text:p>Joshua Steph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wp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22" calcext:value-type="float">
            <text:p>36322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20" calcext:value-type="float">
            <text:p>37020</text:p>
          </table:table-cell>
          <table:table-cell office:value-type="string" calcext:value-type="string">
            <text:p>UREN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70" calcext:value-type="float">
            <text:p>36370</text:p>
          </table:table-cell>
          <table:table-cell office:value-type="string" calcext:value-type="string">
            <text:p>BRITTO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778" calcext:value-type="float">
            <text:p>36778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0.11" calcext:value-type="float">
            <text:p>40.1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44" calcext:value-type="float">
            <text:p>36644</text:p>
          </table:table-cell>
          <table:table-cell office:value-type="string" calcext:value-type="string">
            <text:p>GARNAUT-MILLE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56" calcext:value-type="float">
            <text:p>363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65" calcext:value-type="float">
            <text:p>21.6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69" calcext:value-type="float">
            <text:p>36669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nningha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517" calcext:value-type="float">
            <text:p>37517</text:p>
          </table:table-cell>
          <table:table-cell office:value-type="string" calcext:value-type="string">
            <text:p>GROG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12" calcext:value-type="float">
            <text:p>36312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61" calcext:value-type="float">
            <text:p>36261</text:p>
          </table:table-cell>
          <table:table-cell office:value-type="string" calcext:value-type="string">
            <text:p>MACKIN</text:p>
          </table:table-cell>
          <table:table-cell office:value-type="string" calcext:value-type="string">
            <text:p>Dean Jame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015" calcext:value-type="float">
            <text:p>37015</text:p>
          </table:table-cell>
          <table:table-cell office:value-type="string" calcext:value-type="string">
            <text:p>FENELE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36" calcext:value-type="float">
            <text:p>36336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Cath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50" calcext:value-type="float">
            <text:p>37550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63" calcext:value-type="float">
            <text:p>36663</text:p>
          </table:table-cell>
          <table:table-cell office:value-type="string" calcext:value-type="string">
            <text:p>METHERELL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obe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79" calcext:value-type="float">
            <text:p>36779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86" calcext:value-type="float">
            <text:p>42.8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89" calcext:value-type="float">
            <text:p>37389</text:p>
          </table:table-cell>
          <table:table-cell office:value-type="string" calcext:value-type="string">
            <text:p>HOLGAT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Sustainable Australia Party - Stop Overdevelopment / Corrup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66" calcext:value-type="float">
            <text:p>36666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803" calcext:value-type="float">
            <text:p>36803</text:p>
          </table:table-cell>
          <table:table-cell office:value-type="string" calcext:value-type="string">
            <text:p>McBAIN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60" calcext:value-type="float">
            <text:p>37360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n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44" calcext:value-type="float">
            <text:p>36744</text:p>
          </table:table-cell>
          <table:table-cell office:value-type="string" calcext:value-type="string">
            <text:p>GARNON</text:p>
          </table:table-cell>
          <table:table-cell office:value-type="string" calcext:value-type="string">
            <text:p>Darren Scot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NOCKLES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02" calcext:value-type="float">
            <text:p>33.0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97" calcext:value-type="float">
            <text:p>3629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03" calcext:value-type="float">
            <text:p>36403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724" calcext:value-type="float">
            <text:p>37724</text:p>
          </table:table-cell>
          <table:table-cell office:value-type="string" calcext:value-type="string">
            <text:p>THAL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den-Monar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549" calcext:value-type="float">
            <text:p>37549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31" calcext:value-type="float">
            <text:p>36331</text:p>
          </table:table-cell>
          <table:table-cell office:value-type="string" calcext:value-type="string">
            <text:p>DAVERN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32" calcext:value-type="float">
            <text:p>37032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Suss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44" calcext:value-type="float">
            <text:p>37644</text:p>
          </table:table-cell>
          <table:table-cell office:value-type="string" calcext:value-type="string">
            <text:p>DUNCAN-STRELEC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18" calcext:value-type="float">
            <text:p>37318</text:p>
          </table:table-cell>
          <table:table-cell office:value-type="string" calcext:value-type="string">
            <text:p>BRITT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hooters, Fishers and Farmer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668" calcext:value-type="float">
            <text:p>36668</text:p>
          </table:table-cell>
          <table:table-cell office:value-type="string" calcext:value-type="string">
            <text:p>ROWORTH</text:p>
          </table:table-cell>
          <table:table-cell office:value-type="string" calcext:value-type="string">
            <text:p>Ian Christopher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61" calcext:value-type="float">
            <text:p>37561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74" calcext:value-type="float">
            <text:p>36274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rr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789" calcext:value-type="float">
            <text:p>36789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Darren Michae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07" calcext:value-type="float">
            <text:p>36907</text:p>
          </table:table-cell>
          <table:table-cell office:value-type="string" calcext:value-type="string">
            <text:p>KENEALLY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05" calcext:value-type="float">
            <text:p>36305</text:p>
          </table:table-cell>
          <table:table-cell office:value-type="string" calcext:value-type="string">
            <text:p>PANICH</text:p>
          </table:table-cell>
          <table:table-cell office:value-type="string" calcext:value-type="string">
            <text:p>Lela Lep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76" calcext:value-type="float">
            <text:p>36676</text:p>
          </table:table-cell>
          <table:table-cell office:value-type="string" calcext:value-type="string">
            <text:p>RUNGE</text:p>
          </table:table-cell>
          <table:table-cell office:value-type="string" calcext:value-type="string">
            <text:p>Peter Ronal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40" calcext:value-type="float">
            <text:p>36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026" calcext:value-type="float">
            <text:p>37026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66" calcext:value-type="float">
            <text:p>37566</text:p>
          </table:table-cell>
          <table:table-cell office:value-type="string" calcext:value-type="string">
            <text:p>MARGOS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ow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679" calcext:value-type="float">
            <text:p>36679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2.02" calcext:value-type="float">
            <text:p>42.0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05" calcext:value-type="float">
            <text:p>37405</text:p>
          </table:table-cell>
          <table:table-cell office:value-type="string" calcext:value-type="string">
            <text:p>DIGIGLIO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82" calcext:value-type="float">
            <text:p>36682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70" calcext:value-type="float">
            <text:p>36270</text:p>
          </table:table-cell>
          <table:table-cell office:value-type="string" calcext:value-type="string">
            <text:p>MALONEY</text:p>
          </table:table-cell>
          <table:table-cell office:value-type="string" calcext:value-type="string">
            <text:p>Jordan Lindsay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15" calcext:value-type="float">
            <text:p>37515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Jerrem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71" calcext:value-type="float">
            <text:p>36671</text:p>
          </table:table-cell>
          <table:table-cell office:value-type="string" calcext:value-type="string">
            <text:p>FADINI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lm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76" calcext:value-type="float">
            <text:p>36776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78" calcext:value-type="float">
            <text:p>36278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avid Bruc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82" calcext:value-type="float">
            <text:p>36782</text:p>
          </table:table-cell>
          <table:table-cell office:value-type="string" calcext:value-type="string">
            <text:p>ALBANES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3.63" calcext:value-type="float">
            <text:p>53.6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27" calcext:value-type="float">
            <text:p>36327</text:p>
          </table:table-cell>
          <table:table-cell office:value-type="string" calcext:value-type="string">
            <text:p>HAGGERT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KILHAM</text:p>
          </table:table-cell>
          <table:table-cell office:value-type="string" calcext:value-type="string">
            <text:p>Sarin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34" calcext:value-type="float">
            <text:p>37534</text:p>
          </table:table-cell>
          <table:table-cell office:value-type="string" calcext:value-type="string">
            <text:p>HENSELI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49" calcext:value-type="float">
            <text:p>36749</text:p>
          </table:table-cell>
          <table:table-cell office:value-type="string" calcext:value-type="string">
            <text:p>DELLO-IACOVO</text:p>
          </table:table-cell>
          <table:table-cell office:value-type="string" calcext:value-type="string">
            <text:p>Michael Armando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aynd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17" calcext:value-type="float">
            <text:p>36317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64" calcext:value-type="float">
            <text:p>36264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Mark Andrew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87" calcext:value-type="float">
            <text:p>36787</text:p>
          </table:table-cell>
          <table:table-cell office:value-type="string" calcext:value-type="string">
            <text:p>ROWLAND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74" calcext:value-type="float">
            <text:p>36674</text:p>
          </table:table-cell>
          <table:table-cell office:value-type="string" calcext:value-type="string">
            <text:p>KACHWALL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05" calcext:value-type="float">
            <text:p>37805</text:p>
          </table:table-cell>
          <table:table-cell office:value-type="string" calcext:value-type="string">
            <text:p>BOSI</text:p>
          </table:table-cell>
          <table:table-cell office:value-type="string" calcext:value-type="string">
            <text:p>Riccardo Umberto Guerrin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810" calcext:value-type="float">
            <text:p>37810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Love Preet Sing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06" calcext:value-type="float">
            <text:p>37806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42" calcext:value-type="float">
            <text:p>37042</text:p>
          </table:table-cell>
          <table:table-cell office:value-type="string" calcext:value-type="string">
            <text:p>PATHI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77" calcext:value-type="float">
            <text:p>29.7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eenw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28" calcext:value-type="float">
            <text:p>36328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90" calcext:value-type="float">
            <text:p>37190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59" calcext:value-type="float">
            <text:p>36359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104" calcext:value-type="float">
            <text:p>36104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49" calcext:value-type="float">
            <text:p>36249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821" calcext:value-type="float">
            <text:p>37821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Nare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98" calcext:value-type="float">
            <text:p>37398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ugh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90" calcext:value-type="float">
            <text:p>36790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85" calcext:value-type="float">
            <text:p>36785</text:p>
          </table:table-cell>
          <table:table-cell office:value-type="string" calcext:value-type="string">
            <text:p>BAINES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41" calcext:value-type="float">
            <text:p>36341</text:p>
          </table:table-cell>
          <table:table-cell office:value-type="string" calcext:value-type="string">
            <text:p>DOLLIN</text:p>
          </table:table-cell>
          <table:table-cell office:value-type="string" calcext:value-type="string">
            <text:p>Garry Trevor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21" calcext:value-type="float">
            <text:p>37521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30" calcext:value-type="float">
            <text:p>37730</text:p>
          </table:table-cell>
          <table:table-cell office:value-type="string" calcext:value-type="string">
            <text:p>MENERIPITIYAGE DONA</text:p>
          </table:table-cell>
          <table:table-cell office:value-type="string" calcext:value-type="string">
            <text:p>Shenel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20" calcext:value-type="float">
            <text:p>37320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Ross Edwar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hooters, Fishers and Farmer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323" calcext:value-type="float">
            <text:p>3632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34" calcext:value-type="float">
            <text:p>37034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12" calcext:value-type="float">
            <text:p>43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772" calcext:value-type="float">
            <text:p>36772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Joaquim Eduardo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um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807" calcext:value-type="float">
            <text:p>37807</text:p>
          </table:table-cell>
          <table:table-cell office:value-type="string" calcext:value-type="string">
            <text:p>ACKERY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92" calcext:value-type="float">
            <text:p>36792</text:p>
          </table:table-cell>
          <table:table-cell office:value-type="string" calcext:value-type="string">
            <text:p>REPACHOLI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01" calcext:value-type="float">
            <text:p>36401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415" calcext:value-type="float">
            <text:p>32415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74" calcext:value-type="float">
            <text:p>37574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273" calcext:value-type="float">
            <text:p>36273</text:p>
          </table:table-cell>
          <table:table-cell office:value-type="string" calcext:value-type="string">
            <text:p>PASSFIELD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96" calcext:value-type="float">
            <text:p>36296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525" calcext:value-type="float">
            <text:p>37525</text:p>
          </table:table-cell>
          <table:table-cell office:value-type="string" calcext:value-type="string">
            <text:p>McNAMARA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365" calcext:value-type="float">
            <text:p>37365</text:p>
          </table:table-cell>
          <table:table-cell office:value-type="string" calcext:value-type="string">
            <text:p>LARUFFA</text:p>
          </table:table-cell>
          <table:table-cell office:value-type="string" calcext:value-type="string">
            <text:p>Scott Fulvi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ingsford Smi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37" calcext:value-type="float">
            <text:p>36337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ingsford 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824" calcext:value-type="float">
            <text:p>37824</text:p>
          </table:table-cell>
          <table:table-cell office:value-type="string" calcext:value-type="string">
            <text:p>MARR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ingsford Smi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38" calcext:value-type="float">
            <text:p>36338</text:p>
          </table:table-cell>
          <table:table-cell office:value-type="string" calcext:value-type="string">
            <text:p>TAWAF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ingsford Smi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039" calcext:value-type="float">
            <text:p>37039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ingsford Sm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81" calcext:value-type="float">
            <text:p>36781</text:p>
          </table:table-cell>
          <table:table-cell office:value-type="string" calcext:value-type="string">
            <text:p>THISTLETHWAITE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83" calcext:value-type="float">
            <text:p>36783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1.71" calcext:value-type="float">
            <text:p>31.7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45" calcext:value-type="float">
            <text:p>36345</text:p>
          </table:table-cell>
          <table:table-cell office:value-type="string" calcext:value-type="string">
            <text:p>MORSSINK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26" calcext:value-type="float">
            <text:p>37526</text:p>
          </table:table-cell>
          <table:table-cell office:value-type="string" calcext:value-type="string">
            <text:p>JAGO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54" calcext:value-type="float">
            <text:p>36354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160" calcext:value-type="float">
            <text:p>37160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53" calcext:value-type="float">
            <text:p>36853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inds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50" calcext:value-type="float">
            <text:p>37150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68" calcext:value-type="float">
            <text:p>36368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89" calcext:value-type="float">
            <text:p>36289</text:p>
          </table:table-cell>
          <table:table-cell office:value-type="string" calcext:value-type="string">
            <text:p>PUTLAND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10" calcext:value-type="float">
            <text:p>36310</text:p>
          </table:table-cell>
          <table:table-cell office:value-type="string" calcext:value-type="string">
            <text:p>GILLESPI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75" calcext:value-type="float">
            <text:p>36775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16" calcext:value-type="float">
            <text:p>37616</text:p>
          </table:table-cell>
          <table:table-cell office:value-type="string" calcext:value-type="string">
            <text:p>ATTKINS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56" calcext:value-type="float">
            <text:p>36856</text:p>
          </table:table-cell>
          <table:table-cell office:value-type="string" calcext:value-type="string">
            <text:p>HORNSHAW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514" calcext:value-type="float">
            <text:p>37514</text:p>
          </table:table-cell>
          <table:table-cell office:value-type="string" calcext:value-type="string">
            <text:p>CASHMAN</text:p>
          </table:table-cell>
          <table:table-cell office:value-type="string" calcext:value-type="string">
            <text:p>Josephi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y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287" calcext:value-type="float">
            <text:p>36287</text:p>
          </table:table-cell>
          <table:table-cell office:value-type="string" calcext:value-type="string">
            <text:p>ATTENBOROUGH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carth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46" calcext:value-type="float">
            <text:p>36346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ayde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carthu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69" calcext:value-type="float">
            <text:p>37169</text:p>
          </table:table-cell>
          <table:table-cell office:value-type="string" calcext:value-type="string">
            <text:p>PAUDEL</text:p>
          </table:table-cell>
          <table:table-cell office:value-type="string" calcext:value-type="string">
            <text:p>Bino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48" calcext:value-type="float">
            <text:p>30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carthu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06" calcext:value-type="float">
            <text:p>36906</text:p>
          </table:table-cell>
          <table:table-cell office:value-type="string" calcext:value-type="string">
            <text:p>FREELANDER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carthu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88" calcext:value-type="float">
            <text:p>36288</text:p>
          </table:table-cell>
          <table:table-cell office:value-type="string" calcext:value-type="string">
            <text:p>SICARI</text:p>
          </table:table-cell>
          <table:table-cell office:value-type="string" calcext:value-type="string">
            <text:p>Rosa Antoni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carthu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657" calcext:value-type="float">
            <text:p>36657</text:p>
          </table:table-cell>
          <table:table-cell office:value-type="string" calcext:value-type="string">
            <text:p>KORMA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carthu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79" calcext:value-type="float">
            <text:p>37579</text:p>
          </table:table-cell>
          <table:table-cell office:value-type="string" calcext:value-type="string">
            <text:p>ZAHR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68" calcext:value-type="float">
            <text:p>36268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Barry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552" calcext:value-type="float">
            <text:p>37552</text:p>
          </table:table-cell>
          <table:table-cell office:value-type="string" calcext:value-type="string">
            <text:p>DICKSO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50" calcext:value-type="float">
            <text:p>37450</text:p>
          </table:table-cell>
          <table:table-cell office:value-type="string" calcext:value-type="string">
            <text:p>SCAMPS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21" calcext:value-type="float">
            <text:p>36821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164" calcext:value-type="float">
            <text:p>37164</text:p>
          </table:table-cell>
          <table:table-cell office:value-type="string" calcext:value-type="string">
            <text:p>FALINSKI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41" calcext:value-type="float">
            <text:p>41.4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281" calcext:value-type="float">
            <text:p>36281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hristopher Thoma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ckella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60" calcext:value-type="float">
            <text:p>36360</text:p>
          </table:table-cell>
          <table:table-cell office:value-type="string" calcext:value-type="string">
            <text:p>HRNJAK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44" calcext:value-type="float">
            <text:p>37544</text:p>
          </table:table-cell>
          <table:table-cell office:value-type="string" calcext:value-type="string">
            <text:p>PETTITT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19" calcext:value-type="float">
            <text:p>36819</text:p>
          </table:table-cell>
          <table:table-cell office:value-type="string" calcext:value-type="string">
            <text:p>TEMPLE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258" calcext:value-type="float">
            <text:p>36258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42" calcext:value-type="float">
            <text:p>3664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97" calcext:value-type="float">
            <text:p>36397</text:p>
          </table:table-cell>
          <table:table-cell office:value-type="string" calcext:value-type="string">
            <text:p>KEIGHTLEY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333" calcext:value-type="float">
            <text:p>36333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40" calcext:value-type="float">
            <text:p>36840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cqua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cMa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15" calcext:value-type="float">
            <text:p>36815</text:p>
          </table:table-cell>
          <table:table-cell office:value-type="string" calcext:value-type="string">
            <text:p>BOWE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7.98" calcext:value-type="float">
            <text:p>47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cMah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56" calcext:value-type="float">
            <text:p>36256</text:p>
          </table:table-cell>
          <table:table-cell office:value-type="string" calcext:value-type="string">
            <text:p>SALIBA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cMah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57" calcext:value-type="float">
            <text:p>3755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cMah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72" calcext:value-type="float">
            <text:p>37172</text:p>
          </table:table-cell>
          <table:table-cell office:value-type="string" calcext:value-type="string">
            <text:p>SINGHA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cMah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14" calcext:value-type="float">
            <text:p>36314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cMah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43" calcext:value-type="float">
            <text:p>36743</text:p>
          </table:table-cell>
          <table:table-cell office:value-type="string" calcext:value-type="string">
            <text:p>SHAMSABAD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tch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95" calcext:value-type="float">
            <text:p>37595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tche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08" calcext:value-type="float">
            <text:p>3720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tche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50" calcext:value-type="float">
            <text:p>36350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tche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22" calcext:value-type="float">
            <text:p>36822</text:p>
          </table:table-cell>
          <table:table-cell office:value-type="string" calcext:value-type="string">
            <text:p>SELVARAJ</text:p>
          </table:table-cell>
          <table:table-cell office:value-type="string" calcext:value-type="string">
            <text:p>Immanue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tchel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31" calcext:value-type="float">
            <text:p>37531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tche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174" calcext:value-type="float">
            <text:p>37174</text:p>
          </table:table-cell>
          <table:table-cell office:value-type="string" calcext:value-type="string">
            <text:p>HAWK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2.61" calcext:value-type="float">
            <text:p>52.6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55" calcext:value-type="float">
            <text:p>36655</text:p>
          </table:table-cell>
          <table:table-cell office:value-type="string" calcext:value-type="string">
            <text:p>SAMIOS</text:p>
          </table:table-cell>
          <table:table-cell office:value-type="string" calcext:value-type="string">
            <text:p>Pavlo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90" calcext:value-type="float">
            <text:p>36290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Cindy An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409" calcext:value-type="float">
            <text:p>33409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35" calcext:value-type="float">
            <text:p>36335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Barnab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2.47" calcext:value-type="float">
            <text:p>52.4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22" calcext:value-type="float">
            <text:p>37722</text:p>
          </table:table-cell>
          <table:table-cell office:value-type="string" calcext:value-type="string">
            <text:p>SHARPHA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32" calcext:value-type="float">
            <text:p>3753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26" calcext:value-type="float">
            <text:p>36326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w Eng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918" calcext:value-type="float">
            <text:p>36918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19" calcext:value-type="float">
            <text:p>37719</text:p>
          </table:table-cell>
          <table:table-cell office:value-type="string" calcext:value-type="string">
            <text:p>PYWELL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55" calcext:value-type="float">
            <text:p>36355</text:p>
          </table:table-cell>
          <table:table-cell office:value-type="string" calcext:value-type="string">
            <text:p>McCAB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285" calcext:value-type="float">
            <text:p>36285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04" calcext:value-type="float">
            <text:p>36804</text:p>
          </table:table-cell>
          <table:table-cell office:value-type="string" calcext:value-type="string">
            <text:p>CLAYDON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07" calcext:value-type="float">
            <text:p>44.0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02" calcext:value-type="float">
            <text:p>36402</text:p>
          </table:table-cell>
          <table:table-cell office:value-type="string" calcext:value-type="string">
            <text:p>HUSSE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181" calcext:value-type="float">
            <text:p>37181</text:p>
          </table:table-cell>
          <table:table-cell office:value-type="string" calcext:value-type="string">
            <text:p>WARK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546" calcext:value-type="float">
            <text:p>37546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Mark Jame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99" calcext:value-type="float">
            <text:p>36399</text:p>
          </table:table-cell>
          <table:table-cell office:value-type="string" calcext:value-type="string">
            <text:p>BROLLO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33" calcext:value-type="float">
            <text:p>37633</text:p>
          </table:table-cell>
          <table:table-cell office:value-type="string" calcext:value-type="string">
            <text:p>BOURK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Sustainable Australia Party - Stop Overdevelopment / Corrup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86" calcext:value-type="float">
            <text:p>36286</text:p>
          </table:table-cell>
          <table:table-cell office:value-type="string" calcext:value-type="string">
            <text:p>NALBAND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67" calcext:value-type="float">
            <text:p>36367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48" calcext:value-type="float">
            <text:p>36248</text:p>
          </table:table-cell>
          <table:table-cell office:value-type="string" calcext:value-type="string">
            <text:p>KLINE</text:p>
          </table:table-cell>
          <table:table-cell office:value-type="string" calcext:value-type="string">
            <text:p>Victor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05" calcext:value-type="float">
            <text:p>36405</text:p>
          </table:table-cell>
          <table:table-cell office:value-type="string" calcext:value-type="string">
            <text:p>KINNEY</text:p>
          </table:table-cell>
          <table:table-cell office:value-type="string" calcext:value-type="string">
            <text:p>Lesley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54" calcext:value-type="float">
            <text:p>36854</text:p>
          </table:table-cell>
          <table:table-cell office:value-type="string" calcext:value-type="string">
            <text:p>TINKLER</text:p>
          </table:table-cell>
          <table:table-cell office:value-type="string" calcext:value-type="string">
            <text:p>Daje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66" calcext:value-type="float">
            <text:p>37166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52" calcext:value-type="float">
            <text:p>37452</text:p>
          </table:table-cell>
          <table:table-cell office:value-type="string" calcext:value-type="string">
            <text:p>TINK</text:p>
          </table:table-cell>
          <table:table-cell office:value-type="string" calcext:value-type="string">
            <text:p>Kylea Ja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541" calcext:value-type="float">
            <text:p>37541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th Sydne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926" calcext:value-type="float">
            <text:p>36926</text:p>
          </table:table-cell>
          <table:table-cell office:value-type="string" calcext:value-type="string">
            <text:p>RENSHAW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47" calcext:value-type="float">
            <text:p>36647</text:p>
          </table:table-cell>
          <table:table-cell office:value-type="string" calcext:value-type="string">
            <text:p>SEARL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828" calcext:value-type="float">
            <text:p>37828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65" calcext:value-type="float">
            <text:p>36365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459" calcext:value-type="float">
            <text:p>3745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Heather Mar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35" calcext:value-type="float">
            <text:p>36935</text:p>
          </table:table-cell>
          <table:table-cell office:value-type="string" calcext:value-type="string">
            <text:p>DEEG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60" calcext:value-type="float">
            <text:p>36760</text:p>
          </table:table-cell>
          <table:table-cell office:value-type="string" calcext:value-type="string">
            <text:p>DUROUX</text:p>
          </table:table-cell>
          <table:table-cell office:value-type="string" calcext:value-type="string">
            <text:p>Brett Rodney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Indigenous - Aboriginal Party of Australi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04" calcext:value-type="float">
            <text:p>36304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16" calcext:value-type="float">
            <text:p>36316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62" calcext:value-type="float">
            <text:p>45.6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568" calcext:value-type="float">
            <text:p>3756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Hanabet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255" calcext:value-type="float">
            <text:p>36255</text:p>
          </table:table-cell>
          <table:table-cell office:value-type="string" calcext:value-type="string">
            <text:p>KILLINGBECK</text:p>
          </table:table-cell>
          <table:table-cell office:value-type="string" calcext:value-type="string">
            <text:p>Serge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47" calcext:value-type="float">
            <text:p>36747</text:p>
          </table:table-cell>
          <table:table-cell office:value-type="string" calcext:value-type="string">
            <text:p>HARDMA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Indigenous - Aboriginal Party of Australi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96" calcext:value-type="float">
            <text:p>36696</text:p>
          </table:table-cell>
          <table:table-cell office:value-type="string" calcext:value-type="string">
            <text:p>ROTHWELL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97" calcext:value-type="float">
            <text:p>37497</text:p>
          </table:table-cell>
          <table:table-cell office:value-type="string" calcext:value-type="string">
            <text:p>SWINBOURN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63" calcext:value-type="float">
            <text:p>36363</text:p>
          </table:table-cell>
          <table:table-cell office:value-type="string" calcext:value-type="string">
            <text:p>COULT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72" calcext:value-type="float">
            <text:p>36272</text:p>
          </table:table-cell>
          <table:table-cell office:value-type="string" calcext:value-type="string">
            <text:p>VAN DER STEEN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058" calcext:value-type="float">
            <text:p>36058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98" calcext:value-type="float">
            <text:p>36798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15" calcext:value-type="float">
            <text:p>36315</text:p>
          </table:table-cell>
          <table:table-cell office:value-type="string" calcext:value-type="string">
            <text:p>FRAIL</text:p>
          </table:table-cell>
          <table:table-cell office:value-type="string" calcext:value-type="string">
            <text:p>Trish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rk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400" calcext:value-type="float">
            <text:p>3640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98" calcext:value-type="float">
            <text:p>36398</text:p>
          </table:table-cell>
          <table:table-cell office:value-type="string" calcext:value-type="string">
            <text:p>LAXMANALAL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77" calcext:value-type="float">
            <text:p>37177</text:p>
          </table:table-cell>
          <table:table-cell office:value-type="string" calcext:value-type="string">
            <text:p>KOVACI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10" calcext:value-type="float">
            <text:p>37510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49" calcext:value-type="float">
            <text:p>36649</text:p>
          </table:table-cell>
          <table:table-cell office:value-type="string" calcext:value-type="string">
            <text:p>TAZEWELL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62" calcext:value-type="float">
            <text:p>36262</text:p>
          </table:table-cell>
          <table:table-cell office:value-type="string" calcext:value-type="string">
            <text:p>FAYA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357" calcext:value-type="float">
            <text:p>36357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00" calcext:value-type="float">
            <text:p>36800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0.66" calcext:value-type="float">
            <text:p>40.6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rramat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06" calcext:value-type="float">
            <text:p>36406</text:p>
          </table:table-cell>
          <table:table-cell office:value-type="string" calcext:value-type="string">
            <text:p>CHRISTOU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23" calcext:value-type="float">
            <text:p>37523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VITNELL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6.68" calcext:value-type="float">
            <text:p>36.6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10" calcext:value-type="float">
            <text:p>36910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Mery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04" calcext:value-type="float">
            <text:p>36404</text:p>
          </table:table-cell>
          <table:table-cell office:value-type="string" calcext:value-type="string">
            <text:p>KETAS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02" calcext:value-type="float">
            <text:p>36302</text:p>
          </table:table-cell>
          <table:table-cell office:value-type="string" calcext:value-type="string">
            <text:p>IHLEI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52" calcext:value-type="float">
            <text:p>36652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er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83" calcext:value-type="float">
            <text:p>36283</text:p>
          </table:table-cell>
          <table:table-cell office:value-type="string" calcext:value-type="string">
            <text:p>OLBOURNE</text:p>
          </table:table-cell>
          <table:table-cell office:value-type="string" calcext:value-type="string">
            <text:p>Jason Mark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17" calcext:value-type="float">
            <text:p>36917</text:p>
          </table:table-cell>
          <table:table-cell office:value-type="string" calcext:value-type="string">
            <text:p>SITOU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1.61" calcext:value-type="float">
            <text:p>41.6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44" calcext:value-type="float">
            <text:p>37144</text:p>
          </table:table-cell>
          <table:table-cell office:value-type="string" calcext:value-type="string">
            <text:p>KHALILI-NAGHADEH</text:p>
          </table:table-cell>
          <table:table-cell office:value-type="string" calcext:value-type="string">
            <text:p>Sahar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37" calcext:value-type="float">
            <text:p>37537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564" calcext:value-type="float">
            <text:p>37564</text:p>
          </table:table-cell>
          <table:table-cell office:value-type="string" calcext:value-type="string">
            <text:p>BAINI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643" calcext:value-type="float">
            <text:p>3664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52" calcext:value-type="float">
            <text:p>36252</text:p>
          </table:table-cell>
          <table:table-cell office:value-type="string" calcext:value-type="string">
            <text:p>DAOUD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i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06" calcext:value-type="float">
            <text:p>36306</text:p>
          </table:table-cell>
          <table:table-cell office:value-type="string" calcext:value-type="string">
            <text:p>JAG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23" calcext:value-type="float">
            <text:p>37823</text:p>
          </table:table-cell>
          <table:table-cell office:value-type="string" calcext:value-type="string">
            <text:p>SHARPLES</text:p>
          </table:table-cell>
          <table:table-cell office:value-type="string" calcext:value-type="string">
            <text:p>Terry Patrick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21" calcext:value-type="float">
            <text:p>37721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08" calcext:value-type="float">
            <text:p>36408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13" calcext:value-type="float">
            <text:p>37813</text:p>
          </table:table-cell>
          <table:table-cell office:value-type="string" calcext:value-type="string">
            <text:p>WARTH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648" calcext:value-type="float">
            <text:p>36648</text:p>
          </table:table-cell>
          <table:table-cell office:value-type="string" calcext:value-type="string">
            <text:p>BIGG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02" calcext:value-type="float">
            <text:p>3680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51" calcext:value-type="float">
            <text:p>36351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831" calcext:value-type="float">
            <text:p>37831</text:p>
          </table:table-cell>
          <table:table-cell office:value-type="string" calcext:value-type="string">
            <text:p>BELL-HENSELIN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1" calcext:value-type="float">
            <text:p>36361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ichmo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084" calcext:value-type="float">
            <text:p>37084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20" calcext:value-type="float">
            <text:p>37520</text:p>
          </table:table-cell>
          <table:table-cell office:value-type="string" calcext:value-type="string">
            <text:p>ORCHAR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07" calcext:value-type="float">
            <text:p>36807</text:p>
          </table:table-cell>
          <table:table-cell office:value-type="string" calcext:value-type="string">
            <text:p>JEFFRE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47" calcext:value-type="float">
            <text:p>20.4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94" calcext:value-type="float">
            <text:p>36394</text:p>
          </table:table-cell>
          <table:table-cell office:value-type="string" calcext:value-type="string">
            <text:p>MARTELOZZ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22" calcext:value-type="float">
            <text:p>37322</text:p>
          </table:table-cell>
          <table:table-cell office:value-type="string" calcext:value-type="string">
            <text:p>KARAITIANA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hooters, Fishers and Farmer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24" calcext:value-type="float">
            <text:p>36324</text:p>
          </table:table-cell>
          <table:table-cell office:value-type="string" calcext:value-type="string">
            <text:p>McCORMA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6.57" calcext:value-type="float">
            <text:p>46.5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CIAVARELLA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653" calcext:value-type="float">
            <text:p>36653</text:p>
          </table:table-cell>
          <table:table-cell office:value-type="string" calcext:value-type="string">
            <text:p>McCRA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iveri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01" calcext:value-type="float">
            <text:p>36801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83" calcext:value-type="float">
            <text:p>36683</text:p>
          </table:table-cell>
          <table:table-cell office:value-type="string" calcext:value-type="string">
            <text:p>BORTHWIC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54" calcext:value-type="float">
            <text:p>37154</text:p>
          </table:table-cell>
          <table:table-cell office:value-type="string" calcext:value-type="string">
            <text:p>WICKS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75" calcext:value-type="float">
            <text:p>36275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Barbara-Ja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48" calcext:value-type="float">
            <text:p>36848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45" calcext:value-type="float">
            <text:p>36745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Jeffrey Wayne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Indigenous - Aboriginal Party of Australi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529" calcext:value-type="float">
            <text:p>37529</text:p>
          </table:table-cell>
          <table:table-cell office:value-type="string" calcext:value-type="string">
            <text:p>O'GRADY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847" calcext:value-type="float">
            <text:p>36847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760" calcext:value-type="float">
            <text:p>37760</text:p>
          </table:table-cell>
          <table:table-cell office:value-type="string" calcext:value-type="string">
            <text:p>HAFNE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340" calcext:value-type="float">
            <text:p>36340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95" calcext:value-type="float">
            <text:p>3639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Bree Suzann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66" calcext:value-type="float">
            <text:p>36866</text:p>
          </table:table-cell>
          <table:table-cell office:value-type="string" calcext:value-type="string">
            <text:p>PAYNTER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41" calcext:value-type="float">
            <text:p>3664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56" calcext:value-type="float">
            <text:p>37156</text:p>
          </table:table-cell>
          <table:table-cell office:value-type="string" calcext:value-type="string">
            <text:p>McGILL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806" calcext:value-type="float">
            <text:p>36806</text:p>
          </table:table-cell>
          <table:table-cell office:value-type="string" calcext:value-type="string">
            <text:p>CONROY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353" calcext:value-type="float">
            <text:p>36353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Kenneth Joh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09" calcext:value-type="float">
            <text:p>36309</text:p>
          </table:table-cell>
          <table:table-cell office:value-type="string" calcext:value-type="string">
            <text:p>GRIERSO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h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540" calcext:value-type="float">
            <text:p>37540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47" calcext:value-type="float">
            <text:p>37447</text:p>
          </table:table-cell>
          <table:table-cell office:value-type="string" calcext:value-type="string">
            <text:p>CHUT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ocialist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05" calcext:value-type="float">
            <text:p>36805</text:p>
          </table:table-cell>
          <table:table-cell office:value-type="string" calcext:value-type="string">
            <text:p>PLIBERSEK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0.82" calcext:value-type="float">
            <text:p>50.8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62" calcext:value-type="float">
            <text:p>37562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08" calcext:value-type="float">
            <text:p>36308</text:p>
          </table:table-cell>
          <table:table-cell office:value-type="string" calcext:value-type="string">
            <text:p>SAHAI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692" calcext:value-type="float">
            <text:p>36692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88" calcext:value-type="float">
            <text:p>36688</text:p>
          </table:table-cell>
          <table:table-cell office:value-type="string" calcext:value-type="string">
            <text:p>McALISTE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53" calcext:value-type="float">
            <text:p>37153</text:p>
          </table:table-cell>
          <table:table-cell office:value-type="string" calcext:value-type="string">
            <text:p>ANDRUSK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16" calcext:value-type="float">
            <text:p>37516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467" calcext:value-type="float">
            <text:p>32467</text:p>
          </table:table-cell>
          <table:table-cell office:value-type="string" calcext:value-type="string">
            <text:p>STEGGALL</text:p>
          </table:table-cell>
          <table:table-cell office:value-type="string" calcext:value-type="string">
            <text:p>Zal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82" calcext:value-type="float">
            <text:p>44.8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271" calcext:value-type="float">
            <text:p>36271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Andrew Coli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75" calcext:value-type="float">
            <text:p>36675</text:p>
          </table:table-cell>
          <table:table-cell office:value-type="string" calcext:value-type="string">
            <text:p>GLANVILLE</text:p>
          </table:table-cell>
          <table:table-cell office:value-type="string" calcext:value-type="string">
            <text:p>Kristy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DEVES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08" calcext:value-type="float">
            <text:p>36808</text:p>
          </table:table-cell>
          <table:table-cell office:value-type="string" calcext:value-type="string">
            <text:p>MICKLEBURGH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ringa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96" calcext:value-type="float">
            <text:p>36396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at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56" calcext:value-type="float">
            <text:p>37056</text:p>
          </table:table-cell>
          <table:table-cell office:value-type="string" calcext:value-type="string">
            <text:p>AKTER</text:p>
          </table:table-cell>
          <table:table-cell office:value-type="string" calcext:value-type="string">
            <text:p>Sazed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at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57" calcext:value-type="float">
            <text:p>36257</text:p>
          </table:table-cell>
          <table:table-cell office:value-type="string" calcext:value-type="string">
            <text:p>KOUKOULI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at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809" calcext:value-type="float">
            <text:p>36809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1.87" calcext:value-type="float">
            <text:p>51.8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at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524" calcext:value-type="float">
            <text:p>37524</text:p>
          </table:table-cell>
          <table:table-cell office:value-type="string" calcext:value-type="string">
            <text:p>JORGENSE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at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SCHOTT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10" calcext:value-type="float">
            <text:p>37010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527" calcext:value-type="float">
            <text:p>37527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85" calcext:value-type="float">
            <text:p>36685</text:p>
          </table:table-cell>
          <table:table-cell office:value-type="string" calcext:value-type="string">
            <text:p>KANAK</text:p>
          </table:table-cell>
          <table:table-cell office:value-type="string" calcext:value-type="string">
            <text:p>Dominic W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DUMER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51" calcext:value-type="float">
            <text:p>37451</text:p>
          </table:table-cell>
          <table:table-cell office:value-type="string" calcext:value-type="string">
            <text:p>SPENDER</text:p>
          </table:table-cell>
          <table:table-cell office:value-type="string" calcext:value-type="string">
            <text:p>Allegr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56" calcext:value-type="float">
            <text:p>36656</text:p>
          </table:table-cell>
          <table:table-cell office:value-type="string" calcext:value-type="string">
            <text:p>LEWKOVITZ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ntwort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48" calcext:value-type="float">
            <text:p>40.4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rriw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65" calcext:value-type="float">
            <text:p>36665</text:p>
          </table:table-cell>
          <table:table-cell office:value-type="string" calcext:value-type="string">
            <text:p>TEY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rri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50" calcext:value-type="float">
            <text:p>36250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Tony Mark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rri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810" calcext:value-type="float">
            <text:p>36810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Anne Mare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rriw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74" calcext:value-type="float">
            <text:p>36374</text:p>
          </table:table-cell>
          <table:table-cell office:value-type="string" calcext:value-type="string">
            <text:p>SHUKLA</text:p>
          </table:table-cell>
          <table:table-cell office:value-type="string" calcext:value-type="string">
            <text:p>Apurv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rri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050" calcext:value-type="float">
            <text:p>37050</text:p>
          </table:table-cell>
          <table:table-cell office:value-type="string" calcext:value-type="string">
            <text:p>KAY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rr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22" calcext:value-type="float">
            <text:p>37522</text:p>
          </table:table-cell>
          <table:table-cell office:value-type="string" calcext:value-type="string">
            <text:p>BOOKE</text:p>
          </table:table-cell>
          <table:table-cell office:value-type="string" calcext:value-type="string">
            <text:p>Adam Pau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l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11" calcext:value-type="float">
            <text:p>36811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01" calcext:value-type="float">
            <text:p>45.0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l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45" calcext:value-type="float">
            <text:p>36645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36" calcext:value-type="float">
            <text:p>37536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l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055" calcext:value-type="float">
            <text:p>37055</text:p>
          </table:table-cell>
          <table:table-cell office:value-type="string" calcext:value-type="string">
            <text:p>CAIN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21" calcext:value-type="float">
            <text:p>28.21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l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299" calcext:value-type="float">
            <text:p>36299</text:p>
          </table:table-cell>
          <table:table-cell office:value-type="string" calcext:value-type="string">
            <text:p>WODE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la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68" calcext:value-type="float">
            <text:p>3696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NT CL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57" calcext:value-type="float">
            <text:p>36457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85" calcext:value-type="float">
            <text:p>37585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hong Sum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42" calcext:value-type="float">
            <text:p>37142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86" calcext:value-type="float">
            <text:p>37286</text:p>
          </table:table-cell>
          <table:table-cell office:value-type="string" calcext:value-type="string">
            <text:p>SCRYMGOUR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.L.P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87" calcext:value-type="float">
            <text:p>36987</text:p>
          </table:table-cell>
          <table:table-cell office:value-type="string" calcext:value-type="string">
            <text:p>GRAVENER</text:p>
          </table:table-cell>
          <table:table-cell office:value-type="string" calcext:value-type="string">
            <text:p>Michael Setfor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08" calcext:value-type="float">
            <text:p>37808</text:p>
          </table:table-cell>
          <table:table-cell office:value-type="string" calcext:value-type="string">
            <text:p>ADAMSON AGARS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33" calcext:value-type="float">
            <text:p>37433</text:p>
          </table:table-cell>
          <table:table-cell office:value-type="string" calcext:value-type="string">
            <text:p>GALLARD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gi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429" calcext:value-type="float">
            <text:p>37429</text:p>
          </table:table-cell>
          <table:table-cell office:value-type="string" calcext:value-type="string">
            <text:p>KASPAREK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lom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26" calcext:value-type="float">
            <text:p>37426</text:p>
          </table:table-cell>
          <table:table-cell office:value-type="string" calcext:value-type="string">
            <text:p>BONANNI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l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59" calcext:value-type="float">
            <text:p>36459</text:p>
          </table:table-cell>
          <table:table-cell office:value-type="string" calcext:value-type="string">
            <text:p>GOODRICH CARTTLING</text:p>
          </table:table-cell>
          <table:table-cell office:value-type="string" calcext:value-type="string">
            <text:p>Aiy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81" calcext:value-type="float">
            <text:p>14.81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l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80" calcext:value-type="float">
            <text:p>37280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.L.P.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l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937" calcext:value-type="float">
            <text:p>36937</text:p>
          </table:table-cell>
          <table:table-cell office:value-type="string" calcext:value-type="string">
            <text:p>MACFARLANE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NT CL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98" calcext:value-type="float">
            <text:p>24.98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l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37" calcext:value-type="float">
            <text:p>37437</text:p>
          </table:table-cell>
          <table:table-cell office:value-type="string" calcext:value-type="string">
            <text:p>LOHS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lom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146" calcext:value-type="float">
            <text:p>37146</text:p>
          </table:table-cell>
          <table:table-cell office:value-type="string" calcext:value-type="string">
            <text:p>SELFE</text:p>
          </table:table-cell>
          <table:table-cell office:value-type="string" calcext:value-type="string">
            <text:p>Tayla Elis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32" calcext:value-type="float">
            <text:p>37332</text:p>
          </table:table-cell>
          <table:table-cell office:value-type="string" calcext:value-type="string">
            <text:p>MUTTON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09" calcext:value-type="float">
            <text:p>37309</text:p>
          </table:table-cell>
          <table:table-cell office:value-type="string" calcext:value-type="string">
            <text:p>JAQUES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963" calcext:value-type="float">
            <text:p>35963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Quinton Stewar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12" calcext:value-type="float">
            <text:p>38212</text:p>
          </table:table-cell>
          <table:table-cell office:value-type="string" calcext:value-type="string">
            <text:p>SUDUK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16" calcext:value-type="float">
            <text:p>372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77" calcext:value-type="float">
            <text:p>37377</text:p>
          </table:table-cell>
          <table:table-cell office:value-type="string" calcext:value-type="string">
            <text:p>PITMAN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UVA</text:p>
          </table:table-cell>
          <table:table-cell office:value-type="string" calcext:value-type="string">
            <text:p>Australian Value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92" calcext:value-type="float">
            <text:p>37192</text:p>
          </table:table-cell>
          <table:table-cell office:value-type="string" calcext:value-type="string">
            <text:p>LOWERY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lai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69" calcext:value-type="float">
            <text:p>37469</text:p>
          </table:table-cell>
          <table:table-cell office:value-type="string" calcext:value-type="string">
            <text:p>BIGGIN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o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72" calcext:value-type="float">
            <text:p>37472</text:p>
          </table:table-cell>
          <table:table-cell office:value-type="string" calcext:value-type="string">
            <text:p>VAST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82" calcext:value-type="float">
            <text:p>44.8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onn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15" calcext:value-type="float">
            <text:p>38215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onn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965" calcext:value-type="float">
            <text:p>35965</text:p>
          </table:table-cell>
          <table:table-cell office:value-type="string" calcext:value-type="string">
            <text:p>DIKLICH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onn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20" calcext:value-type="float">
            <text:p>37220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abath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on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34" calcext:value-type="float">
            <text:p>37334</text:p>
          </table:table-cell>
          <table:table-cell office:value-type="string" calcext:value-type="string">
            <text:p>LAKEY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w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18" calcext:value-type="float">
            <text:p>38218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wm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971" calcext:value-type="float">
            <text:p>35971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Mary-Ja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wm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36" calcext:value-type="float">
            <text:p>37336</text:p>
          </table:table-cell>
          <table:table-cell office:value-type="string" calcext:value-type="string">
            <text:p>MAZLI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wm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477" calcext:value-type="float">
            <text:p>37477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2.37" calcext:value-type="float">
            <text:p>42.3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wm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036" calcext:value-type="float">
            <text:p>36036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hil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owm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29" calcext:value-type="float">
            <text:p>37229</text:p>
          </table:table-cell>
          <table:table-cell office:value-type="string" calcext:value-type="string">
            <text:p>DUFF</text:p>
          </table:table-cell>
          <table:table-cell office:value-type="string" calcext:value-type="string">
            <text:p>Donish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04" calcext:value-type="float">
            <text:p>37204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Tian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972" calcext:value-type="float">
            <text:p>35972</text:p>
          </table:table-cell>
          <table:table-cell office:value-type="string" calcext:value-type="string">
            <text:p>KNUDSON</text:p>
          </table:table-cell>
          <table:table-cell office:value-type="string" calcext:value-type="string">
            <text:p>Justin Marc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38" calcext:value-type="float">
            <text:p>37338</text:p>
          </table:table-cell>
          <table:table-cell office:value-type="string" calcext:value-type="string">
            <text:p>BATES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24" calcext:value-type="float">
            <text:p>27.2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82" calcext:value-type="float">
            <text:p>37482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7.71" calcext:value-type="float">
            <text:p>37.7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213" calcext:value-type="float">
            <text:p>38213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11" calcext:value-type="float">
            <text:p>37311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16" calcext:value-type="float">
            <text:p>38216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Kyle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GANFIELD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41" calcext:value-type="float">
            <text:p>37341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Mick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32" calcext:value-type="float">
            <text:p>37232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12" calcext:value-type="float">
            <text:p>37312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347" calcext:value-type="float">
            <text:p>28347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973" calcext:value-type="float">
            <text:p>35973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Nathan Luk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79" calcext:value-type="float">
            <text:p>37479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pricorn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586" calcext:value-type="float">
            <text:p>37586</text:p>
          </table:table-cell>
          <table:table-cell office:value-type="string" calcext:value-type="string">
            <text:p>WHITTY</text:p>
          </table:table-cell>
          <table:table-cell office:value-type="string" calcext:value-type="string">
            <text:p>Zteve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85" calcext:value-type="float">
            <text:p>37485</text:p>
          </table:table-cell>
          <table:table-cell office:value-type="string" calcext:value-type="string">
            <text:p>WILLCO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20" calcext:value-type="float">
            <text:p>38220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34" calcext:value-type="float">
            <text:p>37234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97" calcext:value-type="float">
            <text:p>36497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974" calcext:value-type="float">
            <text:p>35974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Christian Nige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89" calcext:value-type="float">
            <text:p>37289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Ciaron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Katter's Australian Party (KAP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aw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43" calcext:value-type="float">
            <text:p>37343</text:p>
          </table:table-cell>
          <table:table-cell office:value-type="string" calcext:value-type="string">
            <text:p>CREEN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22" calcext:value-type="float">
            <text:p>36122</text:p>
          </table:table-cell>
          <table:table-cell office:value-type="string" calcext:value-type="string">
            <text:p>BUCHBAC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07" calcext:value-type="float">
            <text:p>37307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93" calcext:value-type="float">
            <text:p>37493</text:p>
          </table:table-cell>
          <table:table-cell office:value-type="string" calcext:value-type="string">
            <text:p>DUTT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07" calcext:value-type="float">
            <text:p>42.0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148" calcext:value-type="float">
            <text:p>28148</text:p>
          </table:table-cell>
          <table:table-cell office:value-type="string" calcext:value-type="string">
            <text:p>PROHASKA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22" calcext:value-type="float">
            <text:p>38222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Tamer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977" calcext:value-type="float">
            <text:p>35977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Alina Kar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35" calcext:value-type="float">
            <text:p>372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cks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345" calcext:value-type="float">
            <text:p>37345</text:p>
          </table:table-cell>
          <table:table-cell office:value-type="string" calcext:value-type="string">
            <text:p>BATTEN</text:p>
          </table:table-cell>
          <table:table-cell office:value-type="string" calcext:value-type="string">
            <text:p>Vinni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95" calcext:value-type="float">
            <text:p>37695</text:p>
          </table:table-cell>
          <table:table-cell office:value-type="string" calcext:value-type="string">
            <text:p>BROOKER</text:p>
          </table:table-cell>
          <table:table-cell office:value-type="string" calcext:value-type="string">
            <text:p>Stewart Gord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38" calcext:value-type="float">
            <text:p>37238</text:p>
          </table:table-cell>
          <table:table-cell office:value-type="string" calcext:value-type="string">
            <text:p>DEL FABBRO</text:p>
          </table:table-cell>
          <table:table-cell office:value-type="string" calcext:value-type="string">
            <text:p>Letiti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975" calcext:value-type="float">
            <text:p>35975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Nathan Gran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26" calcext:value-type="float">
            <text:p>38226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95" calcext:value-type="float">
            <text:p>3749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62" calcext:value-type="float">
            <text:p>44.6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49" calcext:value-type="float">
            <text:p>3734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d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99" calcext:value-type="float">
            <text:p>37299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99" calcext:value-type="float">
            <text:p>37499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65" calcext:value-type="float">
            <text:p>37165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12" calcext:value-type="float">
            <text:p>37212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Tash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04" calcext:value-type="float">
            <text:p>37804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52" calcext:value-type="float">
            <text:p>37352</text:p>
          </table:table-cell>
          <table:table-cell office:value-type="string" calcext:value-type="string">
            <text:p>ETHERIDGE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79" calcext:value-type="float">
            <text:p>32079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Sinim Barbar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976" calcext:value-type="float">
            <text:p>35976</text:p>
          </table:table-cell>
          <table:table-cell office:value-type="string" calcext:value-type="string">
            <text:p>KHOURY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40" calcext:value-type="float">
            <text:p>37240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732" calcext:value-type="float">
            <text:p>3773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irfa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CIVITARESE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s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30" calcext:value-type="float">
            <text:p>38230</text:p>
          </table:table-cell>
          <table:table-cell office:value-type="string" calcext:value-type="string">
            <text:p>SCHRIEVER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s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47" calcext:value-type="float">
            <text:p>37247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Jude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3.33" calcext:value-type="float">
            <text:p>23.3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sh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sh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13" calcext:value-type="float">
            <text:p>37213</text:p>
          </table:table-cell>
          <table:table-cell office:value-type="string" calcext:value-type="string">
            <text:p>BRECKENRIDGE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sh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54" calcext:value-type="float">
            <text:p>37354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Rena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sh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978" calcext:value-type="float">
            <text:p>35978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Tony Richard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52" calcext:value-type="float">
            <text:p>37252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53" calcext:value-type="float">
            <text:p>33.5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58" calcext:value-type="float">
            <text:p>37358</text:p>
          </table:table-cell>
          <table:table-cell office:value-type="string" calcext:value-type="string">
            <text:p>BAMBRIC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64" calcext:value-type="float">
            <text:p>37464</text:p>
          </table:table-cell>
          <table:table-cell office:value-type="string" calcext:value-type="string">
            <text:p>SVENDSEN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32" calcext:value-type="float">
            <text:p>38232</text:p>
          </table:table-cell>
          <table:table-cell office:value-type="string" calcext:value-type="string">
            <text:p>LOHSE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22" calcext:value-type="float">
            <text:p>1732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979" calcext:value-type="float">
            <text:p>35979</text:p>
          </table:table-cell>
          <table:table-cell office:value-type="string" calcext:value-type="string">
            <text:p>WIEDEN</text:p>
          </table:table-cell>
          <table:table-cell office:value-type="string" calcext:value-type="string">
            <text:p>Tanya Mare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lyn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512" calcext:value-type="float">
            <text:p>37512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81" calcext:value-type="float">
            <text:p>35981</text:p>
          </table:table-cell>
          <table:table-cell office:value-type="string" calcext:value-type="string">
            <text:p>O'HALLORAN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507" calcext:value-type="float">
            <text:p>37507</text:p>
          </table:table-cell>
          <table:table-cell office:value-type="string" calcext:value-type="string">
            <text:p>VAN MANE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61" calcext:value-type="float">
            <text:p>37361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Samuel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58" calcext:value-type="float">
            <text:p>37258</text:p>
          </table:table-cell>
          <table:table-cell office:value-type="string" calcext:value-type="string">
            <text:p>HOLZBERGER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214" calcext:value-type="float">
            <text:p>38214</text:p>
          </table:table-cell>
          <table:table-cell office:value-type="string" calcext:value-type="string">
            <text:p>MATTERSON</text:p>
          </table:table-cell>
          <table:table-cell office:value-type="string" calcext:value-type="string">
            <text:p>Sesche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01" calcext:value-type="float">
            <text:p>37301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Tobb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14" calcext:value-type="float">
            <text:p>37414</text:p>
          </table:table-cell>
          <table:table-cell office:value-type="string" calcext:value-type="string">
            <text:p>GREAVE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d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riffi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17" calcext:value-type="float">
            <text:p>38217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Shar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riff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64" calcext:value-type="float">
            <text:p>37364</text:p>
          </table:table-cell>
          <table:table-cell office:value-type="string" calcext:value-type="string">
            <text:p>CHANDLER-MATH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4.59" calcext:value-type="float">
            <text:p>34.5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riffi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62" calcext:value-type="float">
            <text:p>37262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riffi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982" calcext:value-type="float">
            <text:p>35982</text:p>
          </table:table-cell>
          <table:table-cell office:value-type="string" calcext:value-type="string">
            <text:p>McMULLAN</text:p>
          </table:table-cell>
          <table:table-cell office:value-type="string" calcext:value-type="string">
            <text:p>Robert Gordo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riff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65" calcext:value-type="float">
            <text:p>3746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74" calcext:value-type="float">
            <text:p>30.7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77" calcext:value-type="float">
            <text:p>37777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19" calcext:value-type="float">
            <text:p>38219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67" calcext:value-type="float">
            <text:p>37367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984" calcext:value-type="float">
            <text:p>35984</text:p>
          </table:table-cell>
          <table:table-cell office:value-type="string" calcext:value-type="string">
            <text:p>BANNISTE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15" calcext:value-type="float">
            <text:p>37615</text:p>
          </table:table-cell>
          <table:table-cell office:value-type="string" calcext:value-type="string">
            <text:p>SMOLENSKI</text:p>
          </table:table-cell>
          <table:table-cell office:value-type="string" calcext:value-type="string">
            <text:p>Kirsti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178" calcext:value-type="float">
            <text:p>36178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470" calcext:value-type="float">
            <text:p>37470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72" calcext:value-type="float">
            <text:p>43.7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roo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36" calcext:value-type="float">
            <text:p>37236</text:p>
          </table:table-cell>
          <table:table-cell office:value-type="string" calcext:value-type="string">
            <text:p>ALLPAS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39" calcext:value-type="float">
            <text:p>3723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UMPHREYS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20" calcext:value-type="float">
            <text:p>37720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Larna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71" calcext:value-type="float">
            <text:p>37471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7.01" calcext:value-type="float">
            <text:p>47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411" calcext:value-type="float">
            <text:p>37411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955" calcext:value-type="float">
            <text:p>35955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990" calcext:value-type="float">
            <text:p>35990</text:p>
          </table:table-cell>
          <table:table-cell office:value-type="string" calcext:value-type="string">
            <text:p>DOWLING</text:p>
          </table:table-cell>
          <table:table-cell office:value-type="string" calcext:value-type="string">
            <text:p>Greg I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95" calcext:value-type="float">
            <text:p>37295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Clynton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Katter's Australian Party (KAP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18" calcext:value-type="float">
            <text:p>37218</text:p>
          </table:table-cell>
          <table:table-cell office:value-type="string" calcext:value-type="string">
            <text:p>MCCORMACK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erber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221" calcext:value-type="float">
            <text:p>3822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ink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76" calcext:value-type="float">
            <text:p>37476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ink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986" calcext:value-type="float">
            <text:p>35986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Kristi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ink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223" calcext:value-type="float">
            <text:p>38223</text:p>
          </table:table-cell>
          <table:table-cell office:value-type="string" calcext:value-type="string">
            <text:p>MENHENNETT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ink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42" calcext:value-type="float">
            <text:p>37242</text:p>
          </table:table-cell>
          <table:table-cell office:value-type="string" calcext:value-type="string">
            <text:p>SCANES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ink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35" calcext:value-type="float">
            <text:p>37335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inkl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247" calcext:value-type="float">
            <text:p>36247</text:p>
          </table:table-cell>
          <table:table-cell office:value-type="string" calcext:value-type="string">
            <text:p>DEMPSEY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enned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04" calcext:value-type="float">
            <text:p>37304</text:p>
          </table:table-cell>
          <table:table-cell office:value-type="string" calcext:value-type="string">
            <text:p>KATTE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Katter's Australian Party (KAP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enne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74" calcext:value-type="float">
            <text:p>37474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enned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118" calcext:value-type="float">
            <text:p>36118</text:p>
          </table:table-cell>
          <table:table-cell office:value-type="string" calcext:value-type="string">
            <text:p>SACKLEY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enned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39" calcext:value-type="float">
            <text:p>37339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enned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49" calcext:value-type="float">
            <text:p>3724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enned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991" calcext:value-type="float">
            <text:p>35991</text:p>
          </table:table-cell>
          <table:table-cell office:value-type="string" calcext:value-type="string">
            <text:p>CAMPI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42" calcext:value-type="float">
            <text:p>36042</text:p>
          </table:table-cell>
          <table:table-cell office:value-type="string" calcext:value-type="string">
            <text:p>O'SHANE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ocialist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58" calcext:value-type="float">
            <text:p>37158</text:p>
          </table:table-cell>
          <table:table-cell office:value-type="string" calcext:value-type="string">
            <text:p>MOGOROVICH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80" calcext:value-type="float">
            <text:p>37480</text:p>
          </table:table-cell>
          <table:table-cell office:value-type="string" calcext:value-type="string">
            <text:p>ENTSCH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10" calcext:value-type="float">
            <text:p>37310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Katter's Australian Party (KAP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24" calcext:value-type="float">
            <text:p>37424</text:p>
          </table:table-cell>
          <table:table-cell office:value-type="string" calcext:value-type="string">
            <text:p>CROPP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21" calcext:value-type="float">
            <text:p>37221</text:p>
          </table:table-cell>
          <table:table-cell office:value-type="string" calcext:value-type="string">
            <text:p>BAYLY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42" calcext:value-type="float">
            <text:p>37342</text:p>
          </table:table-cell>
          <table:table-cell office:value-type="string" calcext:value-type="string">
            <text:p>MUSUMECI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993" calcext:value-type="float">
            <text:p>35993</text:p>
          </table:table-cell>
          <table:table-cell office:value-type="string" calcext:value-type="string">
            <text:p>HANNAGAN</text:p>
          </table:table-cell>
          <table:table-cell office:value-type="string" calcext:value-type="string">
            <text:p>Daniel Luca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224" calcext:value-type="float">
            <text:p>38224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een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832" calcext:value-type="float">
            <text:p>37832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eichhard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251" calcext:value-type="float">
            <text:p>37251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lid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98" calcext:value-type="float">
            <text:p>35998</text:p>
          </table:table-cell>
          <table:table-cell office:value-type="string" calcext:value-type="string">
            <text:p>HOOGLAND</text:p>
          </table:table-cell>
          <table:table-cell office:value-type="string" calcext:value-type="string">
            <text:p>Gerardine Louis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44" calcext:value-type="float">
            <text:p>37344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88" calcext:value-type="float">
            <text:p>37488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05" calcext:value-type="float">
            <text:p>37305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54" calcext:value-type="float">
            <text:p>37254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Anik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ll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8227" calcext:value-type="float">
            <text:p>38227</text:p>
          </table:table-cell>
          <table:table-cell office:value-type="string" calcext:value-type="string">
            <text:p>WILD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57" calcext:value-type="float">
            <text:p>37257</text:p>
          </table:table-cell>
          <table:table-cell office:value-type="string" calcext:value-type="string">
            <text:p>FANNING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999" calcext:value-type="float">
            <text:p>35999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Stefanie Alexi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56" calcext:value-type="float">
            <text:p>37656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Nigel David</text:p>
          </table:table-cell>
          <table:table-cell office:value-type="string" calcext:value-type="string">
            <text:p>HMP</text:p>
          </table:table-cell>
          <table:table-cell office:value-type="string" calcext:value-type="string">
            <text:p>Legalise Cannabis Australi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47" calcext:value-type="float">
            <text:p>37347</text:p>
          </table:table-cell>
          <table:table-cell office:value-type="string" calcext:value-type="string">
            <text:p>SNIJDERS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25" calcext:value-type="float">
            <text:p>38225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13" calcext:value-type="float">
            <text:p>37313</text:p>
          </table:table-cell>
          <table:table-cell office:value-type="string" calcext:value-type="string">
            <text:p>LIPPONER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09" calcext:value-type="float">
            <text:p>37209</text:p>
          </table:table-cell>
          <table:table-cell office:value-type="string" calcext:value-type="string">
            <text:p>GILBARD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ongm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92" calcext:value-type="float">
            <text:p>37492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98" calcext:value-type="float">
            <text:p>37498</text:p>
          </table:table-cell>
          <table:table-cell office:value-type="string" calcext:value-type="string">
            <text:p>LITTLEPROU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6.26" calcext:value-type="float">
            <text:p>56.2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85" calcext:value-type="float">
            <text:p>37785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Malcolm J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hooters, Fishers and Farmer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46" calcext:value-type="float">
            <text:p>37246</text:p>
          </table:table-cell>
          <table:table-cell office:value-type="string" calcext:value-type="string">
            <text:p>KERRIGA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002" calcext:value-type="float">
            <text:p>36002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Nathan Joh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51" calcext:value-type="float">
            <text:p>37351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Ellis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231" calcext:value-type="float">
            <text:p>38231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rano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73" calcext:value-type="float">
            <text:p>37673</text:p>
          </table:table-cell>
          <table:table-cell office:value-type="string" calcext:value-type="string">
            <text:p>TUNBRIDGE</text:p>
          </table:table-cell>
          <table:table-cell office:value-type="string" calcext:value-type="string">
            <text:p>Brett James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94" calcext:value-type="float">
            <text:p>37494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56" calcext:value-type="float">
            <text:p>43.5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29" calcext:value-type="float">
            <text:p>38229</text:p>
          </table:table-cell>
          <table:table-cell office:value-type="string" calcext:value-type="string">
            <text:p>HARGRAVE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763" calcext:value-type="float">
            <text:p>37763</text:p>
          </table:table-cell>
          <table:table-cell office:value-type="string" calcext:value-type="string">
            <text:p>PEAD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55" calcext:value-type="float">
            <text:p>37355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81" calcext:value-type="float">
            <text:p>37381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UVA</text:p>
          </table:table-cell>
          <table:table-cell office:value-type="string" calcext:value-type="string">
            <text:p>Australian Value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BERRIGAN</text:p>
          </table:table-cell>
          <table:table-cell office:value-type="string" calcext:value-type="string">
            <text:p>Joshua Lawrenc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03" calcext:value-type="float">
            <text:p>37303</text:p>
          </table:table-cell>
          <table:table-cell office:value-type="string" calcext:value-type="string">
            <text:p>PYNE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cPhers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60" calcext:value-type="float">
            <text:p>37260</text:p>
          </table:table-cell>
          <table:table-cell office:value-type="string" calcext:value-type="string">
            <text:p>UNGERER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01" calcext:value-type="float">
            <text:p>37501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33" calcext:value-type="float">
            <text:p>38233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Leean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09" calcext:value-type="float">
            <text:p>37609</text:p>
          </table:table-cell>
          <table:table-cell office:value-type="string" calcext:value-type="string">
            <text:p>TAYL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BERRY-LAW</text:p>
          </table:table-cell>
          <table:table-cell office:value-type="string" calcext:value-type="string">
            <text:p>Sonia Michell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59" calcext:value-type="float">
            <text:p>37359</text:p>
          </table:table-cell>
          <table:table-cell office:value-type="string" calcext:value-type="string">
            <text:p>BROADBEN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50" calcext:value-type="float">
            <text:p>37250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81" calcext:value-type="float">
            <text:p>20.8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97" calcext:value-type="float">
            <text:p>37297</text:p>
          </table:table-cell>
          <table:table-cell office:value-type="string" calcext:value-type="string">
            <text:p>DEMETR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162" calcext:value-type="float">
            <text:p>37162</text:p>
          </table:table-cell>
          <table:table-cell office:value-type="string" calcext:value-type="string">
            <text:p>CUDMOR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ncrieff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HAPP</text:p>
          </table:table-cell>
          <table:table-cell office:value-type="string" calcext:value-type="string">
            <text:p>Diane Olg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re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34" calcext:value-type="float">
            <text:p>3783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re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35" calcext:value-type="float">
            <text:p>38235</text:p>
          </table:table-cell>
          <table:table-cell office:value-type="string" calcext:value-type="string">
            <text:p>SWAN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re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53" calcext:value-type="float">
            <text:p>37253</text:p>
          </table:table-cell>
          <table:table-cell office:value-type="string" calcext:value-type="string">
            <text:p>PERRETT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re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63" calcext:value-type="float">
            <text:p>37363</text:p>
          </table:table-cell>
          <table:table-cell office:value-type="string" calcext:value-type="string">
            <text:p>GARTON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re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68" calcext:value-type="float">
            <text:p>37468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re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FOLLETT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x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OOMBES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x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66" calcext:value-type="float">
            <text:p>37366</text:p>
          </table:table-cell>
          <table:table-cell office:value-type="string" calcext:value-type="string">
            <text:p>WORSTELING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xl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93" calcext:value-type="float">
            <text:p>37693</text:p>
          </table:table-cell>
          <table:table-cell office:value-type="string" calcext:value-type="string">
            <text:p>MCMILLEN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xl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37" calcext:value-type="float">
            <text:p>38237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xl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59" calcext:value-type="float">
            <text:p>37259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8" calcext:value-type="float">
            <text:p>36008</text:p>
          </table:table-cell>
          <table:table-cell office:value-type="string" calcext:value-type="string">
            <text:p>GUENOUN</text:p>
          </table:table-cell>
          <table:table-cell office:value-type="string" calcext:value-type="string">
            <text:p>Kelly An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08" calcext:value-type="float">
            <text:p>37308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68" calcext:value-type="float">
            <text:p>37268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Mic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02" calcext:value-type="float">
            <text:p>30.0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486" calcext:value-type="float">
            <text:p>37486</text:p>
          </table:table-cell>
          <table:table-cell office:value-type="string" calcext:value-type="string">
            <text:p>HOWARTH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tri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06" calcext:value-type="float">
            <text:p>37206</text:p>
          </table:table-cell>
          <table:table-cell office:value-type="string" calcext:value-type="string">
            <text:p>CICCHITTI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nk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91" calcext:value-type="float">
            <text:p>37491</text:p>
          </table:table-cell>
          <table:table-cell office:value-type="string" calcext:value-type="string">
            <text:p>DARWE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nk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69" calcext:value-type="float">
            <text:p>37369</text:p>
          </table:table-cell>
          <table:table-cell office:value-type="string" calcext:value-type="string">
            <text:p>COTTER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nk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nk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34" calcext:value-type="float">
            <text:p>38234</text:p>
          </table:table-cell>
          <table:table-cell office:value-type="string" calcext:value-type="string">
            <text:p>COOKSON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nk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01" calcext:value-type="float">
            <text:p>37201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nk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63" calcext:value-type="float">
            <text:p>37263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95" calcext:value-type="float">
            <text:p>43.9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16" calcext:value-type="float">
            <text:p>36016</text:p>
          </table:table-cell>
          <table:table-cell office:value-type="string" calcext:value-type="string">
            <text:p>POLL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91" calcext:value-type="float">
            <text:p>37291</text:p>
          </table:table-cell>
          <table:table-cell office:value-type="string" calcext:value-type="string">
            <text:p>COORY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80" calcext:value-type="float">
            <text:p>3758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AUP</text:p>
          </table:table-cell>
          <table:table-cell office:value-type="string" calcext:value-type="string">
            <text:p>Australian Progressive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236" calcext:value-type="float">
            <text:p>38236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02" calcext:value-type="float">
            <text:p>37202</text:p>
          </table:table-cell>
          <table:table-cell office:value-type="string" calcext:value-type="string">
            <text:p>LIPMAN</text:p>
          </table:table-cell>
          <table:table-cell office:value-type="string" calcext:value-type="string">
            <text:p>Jin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WATSON-BROW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71" calcext:value-type="float">
            <text:p>37271</text:p>
          </table:table-cell>
          <table:table-cell office:value-type="string" calcext:value-type="string">
            <text:p>COSSA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96" calcext:value-type="float">
            <text:p>37496</text:p>
          </table:table-cell>
          <table:table-cell office:value-type="string" calcext:value-type="string">
            <text:p>SIMMONDS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y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767" calcext:value-type="float">
            <text:p>37767</text:p>
          </table:table-cell>
          <table:table-cell office:value-type="string" calcext:value-type="string">
            <text:p>DANCOISNE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85" calcext:value-type="float">
            <text:p>37685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38" calcext:value-type="float">
            <text:p>38238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71" calcext:value-type="float">
            <text:p>37371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06" calcext:value-type="float">
            <text:p>37506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Llew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684" calcext:value-type="float">
            <text:p>37684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076" calcext:value-type="float">
            <text:p>32076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69" calcext:value-type="float">
            <text:p>37269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375" calcext:value-type="float">
            <text:p>37375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VA</text:p>
          </table:table-cell>
          <table:table-cell office:value-type="string" calcext:value-type="string">
            <text:p>Australian Value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ide Ba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163" calcext:value-type="float">
            <text:p>37163</text:p>
          </table:table-cell>
          <table:table-cell office:value-type="string" calcext:value-type="string">
            <text:p>NEWLAN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righ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BUCHHOLZ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NP</text:p>
          </table:table-cell>
          <table:table-cell office:value-type="string" calcext:value-type="string">
            <text:p>Liberal National Party of Queensla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righ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14" calcext:value-type="float">
            <text:p>36014</text:p>
          </table:table-cell>
          <table:table-cell office:value-type="string" calcext:value-type="string">
            <text:p>DUFFILL</text:p>
          </table:table-cell>
          <table:table-cell office:value-type="string" calcext:value-type="string">
            <text:p>Cassandra Dean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righ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240" calcext:value-type="float">
            <text:p>38240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righ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37" calcext:value-type="float">
            <text:p>3773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Shonna-Lee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righ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cCREADIE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righ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72" calcext:value-type="float">
            <text:p>37372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Queensland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GRANTHA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73" calcext:value-type="float">
            <text:p>36973</text:p>
          </table:table-cell>
          <table:table-cell office:value-type="string" calcext:value-type="string">
            <text:p>GEORGANAS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94" calcext:value-type="float">
            <text:p>36094</text:p>
          </table:table-cell>
          <table:table-cell office:value-type="string" calcext:value-type="string">
            <text:p>ALLWOOD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63" calcext:value-type="float">
            <text:p>36463</text:p>
          </table:table-cell>
          <table:table-cell office:value-type="string" calcext:value-type="string">
            <text:p>GALDIE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14" calcext:value-type="float">
            <text:p>37714</text:p>
          </table:table-cell>
          <table:table-cell office:value-type="string" calcext:value-type="string">
            <text:p>GERHARD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85" calcext:value-type="float">
            <text:p>36885</text:p>
          </table:table-cell>
          <table:table-cell office:value-type="string" calcext:value-type="string">
            <text:p>ALLWOOD</text:p>
          </table:table-cell>
          <table:table-cell office:value-type="string" calcext:value-type="string">
            <text:p>Gay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05" calcext:value-type="float">
            <text:p>37705</text:p>
          </table:table-cell>
          <table:table-cell office:value-type="string" calcext:value-type="string">
            <text:p>PIETZSCH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ational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04" calcext:value-type="float">
            <text:p>36904</text:p>
          </table:table-cell>
          <table:table-cell office:value-type="string" calcext:value-type="string">
            <text:p>QUAREMB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22" calcext:value-type="float">
            <text:p>37822</text:p>
          </table:table-cell>
          <table:table-cell office:value-type="string" calcext:value-type="string">
            <text:p>PANNELL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30" calcext:value-type="float">
            <text:p>37830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Madd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66" calcext:value-type="float">
            <text:p>36466</text:p>
          </table:table-cell>
          <table:table-cell office:value-type="string" calcext:value-type="string">
            <text:p>HILLAM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083" calcext:value-type="float">
            <text:p>37083</text:p>
          </table:table-cell>
          <table:table-cell office:value-type="string" calcext:value-type="string">
            <text:p>PASIN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WIGG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977" calcext:value-type="float">
            <text:p>36977</text:p>
          </table:table-cell>
          <table:table-cell office:value-type="string" calcext:value-type="string">
            <text:p>BRAE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k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711" calcext:value-type="float">
            <text:p>37711</text:p>
          </table:table-cell>
          <table:table-cell office:value-type="string" calcext:value-type="string">
            <text:p>HANTON</text:p>
          </table:table-cell>
          <table:table-cell office:value-type="string" calcext:value-type="string">
            <text:p>Kym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72" calcext:value-type="float">
            <text:p>3647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100" calcext:value-type="float">
            <text:p>36100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718" calcext:value-type="float">
            <text:p>3771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915" calcext:value-type="float">
            <text:p>36915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34" calcext:value-type="float">
            <text:p>37734</text:p>
          </table:table-cell>
          <table:table-cell office:value-type="string" calcext:value-type="string">
            <text:p>BUSUTTI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59" calcext:value-type="float">
            <text:p>37059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DYER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979" calcext:value-type="float">
            <text:p>36979</text:p>
          </table:table-cell>
          <table:table-cell office:value-type="string" calcext:value-type="string">
            <text:p>MILLER-FROS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32" calcext:value-type="float">
            <text:p>32.3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oothb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872" calcext:value-type="float">
            <text:p>36872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76" calcext:value-type="float">
            <text:p>364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99" calcext:value-type="float">
            <text:p>36099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11" calcext:value-type="float">
            <text:p>36911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25" calcext:value-type="float">
            <text:p>37725</text:p>
          </table:table-cell>
          <table:table-cell office:value-type="string" calcext:value-type="string">
            <text:p>HABERMANN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78" calcext:value-type="float">
            <text:p>36978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77" calcext:value-type="float">
            <text:p>368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ry An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15" calcext:value-type="float">
            <text:p>37715</text:p>
          </table:table-cell>
          <table:table-cell office:value-type="string" calcext:value-type="string">
            <text:p>DEMPSEY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89" calcext:value-type="float">
            <text:p>32089</text:p>
          </table:table-cell>
          <table:table-cell office:value-type="string" calcext:value-type="string">
            <text:p>CARMOD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re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069" calcext:value-type="float">
            <text:p>37069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32" calcext:value-type="float">
            <text:p>45.3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78" calcext:value-type="float">
            <text:p>36478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FINIZ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888" calcext:value-type="float">
            <text:p>3688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984" calcext:value-type="float">
            <text:p>36984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06" calcext:value-type="float">
            <text:p>37706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ianne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412" calcext:value-type="float">
            <text:p>36412</text:p>
          </table:table-cell>
          <table:table-cell office:value-type="string" calcext:value-type="string">
            <text:p>MELISSOURGO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WITT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indmars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610" calcext:value-type="float">
            <text:p>36610</text:p>
          </table:table-cell>
          <table:table-cell office:value-type="string" calcext:value-type="string">
            <text:p>PASTRO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80" calcext:value-type="float">
            <text:p>37780</text:p>
          </table:table-cell>
          <table:table-cell office:value-type="string" calcext:value-type="string">
            <text:p>DE JONGE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859" calcext:value-type="float">
            <text:p>36859</text:p>
          </table:table-cell>
          <table:table-cell office:value-type="string" calcext:value-type="string">
            <text:p>GODFREY-BROW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15" calcext:value-type="float">
            <text:p>36415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983" calcext:value-type="float">
            <text:p>36983</text:p>
          </table:table-cell>
          <table:table-cell office:value-type="string" calcext:value-type="string">
            <text:p>RISHWORTH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64" calcext:value-type="float">
            <text:p>36464</text:p>
          </table:table-cell>
          <table:table-cell office:value-type="string" calcext:value-type="string">
            <text:p>PHOTAKI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13" calcext:value-type="float">
            <text:p>37713</text:p>
          </table:table-cell>
          <table:table-cell office:value-type="string" calcext:value-type="string">
            <text:p>ENRIGHT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ings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BOURNE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k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12" calcext:value-type="float">
            <text:p>37712</text:p>
          </table:table-cell>
          <table:table-cell office:value-type="string" calcext:value-type="string">
            <text:p>LAZOOTIN</text:p>
          </table:table-cell>
          <table:table-cell office:value-type="string" calcext:value-type="string">
            <text:p>Abram Nicholas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k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91" calcext:value-type="float">
            <text:p>36991</text:p>
          </table:table-cell>
          <table:table-cell office:value-type="string" calcext:value-type="string">
            <text:p>ZAPPIA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k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11" calcext:value-type="float">
            <text:p>36411</text:p>
          </table:table-cell>
          <table:table-cell office:value-type="string" calcext:value-type="string">
            <text:p>DROZDOFF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k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71" calcext:value-type="float">
            <text:p>36871</text:p>
          </table:table-cell>
          <table:table-cell office:value-type="string" calcext:value-type="string">
            <text:p>VAID</text:p>
          </table:table-cell>
          <table:table-cell office:value-type="string" calcext:value-type="string">
            <text:p>Raj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k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052" calcext:value-type="float">
            <text:p>37052</text:p>
          </table:table-cell>
          <table:table-cell office:value-type="string" calcext:value-type="string">
            <text:p>HOWARD-JONE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k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468" calcext:value-type="float">
            <text:p>36468</text:p>
          </table:table-cell>
          <table:table-cell office:value-type="string" calcext:value-type="string">
            <text:p>MUSTAC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88" calcext:value-type="float">
            <text:p>36988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11" calcext:value-type="float">
            <text:p>18.1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CHAPLIN</text:p>
          </table:table-cell>
          <table:table-cell office:value-type="string" calcext:value-type="string">
            <text:p>Padm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13" calcext:value-type="float">
            <text:p>36913</text:p>
          </table:table-cell>
          <table:table-cell office:value-type="string" calcext:value-type="string">
            <text:p>VAN RAALTE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10" calcext:value-type="float">
            <text:p>37710</text:p>
          </table:table-cell>
          <table:table-cell office:value-type="string" calcext:value-type="string">
            <text:p>SHARKIE</text:p>
          </table:table-cell>
          <table:table-cell office:value-type="string" calcext:value-type="string">
            <text:p>Rebekha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Centre Allianc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74" calcext:value-type="float">
            <text:p>36474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BLUCK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423" calcext:value-type="float">
            <text:p>36423</text:p>
          </table:table-cell>
          <table:table-cell office:value-type="string" calcext:value-type="string">
            <text:p>McGRAIL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875" calcext:value-type="float">
            <text:p>36875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y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708" calcext:value-type="float">
            <text:p>37708</text:p>
          </table:table-cell>
          <table:table-cell office:value-type="string" calcext:value-type="string">
            <text:p>NEUGEBAU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29" calcext:value-type="float">
            <text:p>36429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lvin Eric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90" calcext:value-type="float">
            <text:p>36990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3.86" calcext:value-type="float">
            <text:p>43.8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e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79" calcext:value-type="float">
            <text:p>36479</text:p>
          </table:table-cell>
          <table:table-cell office:value-type="string" calcext:value-type="string">
            <text:p>DEEX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e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17" calcext:value-type="float">
            <text:p>37717</text:p>
          </table:table-cell>
          <table:table-cell office:value-type="string" calcext:value-type="string">
            <text:p>BAWDEN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en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enc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83" calcext:value-type="float">
            <text:p>36883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81" calcext:value-type="float">
            <text:p>36481</text:p>
          </table:table-cell>
          <table:table-cell office:value-type="string" calcext:value-type="string">
            <text:p>McCUSKER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96" calcext:value-type="float">
            <text:p>36996</text:p>
          </table:table-cell>
          <table:table-cell office:value-type="string" calcext:value-type="string">
            <text:p>BARAM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66" calcext:value-type="float">
            <text:p>30.6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703" calcext:value-type="float">
            <text:p>37703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Chris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87" calcext:value-type="float">
            <text:p>36887</text:p>
          </table:table-cell>
          <table:table-cell office:value-type="string" calcext:value-type="string">
            <text:p>ALLWOOD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02" calcext:value-type="float">
            <text:p>37702</text:p>
          </table:table-cell>
          <table:table-cell office:value-type="string" calcext:value-type="string">
            <text:p>FULCO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AUP</text:p>
          </table:table-cell>
          <table:table-cell office:value-type="string" calcext:value-type="string">
            <text:p>Australian Progressive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432" calcext:value-type="float">
            <text:p>3643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16" calcext:value-type="float">
            <text:p>37716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95" calcext:value-type="float">
            <text:p>36595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920" calcext:value-type="float">
            <text:p>36920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783" calcext:value-type="float">
            <text:p>37783</text:p>
          </table:table-cell>
          <table:table-cell office:value-type="string" calcext:value-type="string">
            <text:p>ELHAM</text:p>
          </table:table-cell>
          <table:table-cell office:value-type="string" calcext:value-type="string">
            <text:p>Inty</text:p>
          </table:table-cell>
          <table:table-cell office:value-type="string" calcext:value-type="string">
            <text:p>DPDA</text:p>
          </table:table-cell>
          <table:table-cell office:value-type="string" calcext:value-type="string">
            <text:p>Drew Pavlou Democratic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ur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14" calcext:value-type="float">
            <text:p>43.1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70" calcext:value-type="float">
            <text:p>36070</text:p>
          </table:table-cell>
          <table:table-cell office:value-type="string" calcext:value-type="string">
            <text:p>RAZA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48" calcext:value-type="float">
            <text:p>37348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LN</text:p>
          </table:table-cell>
          <table:table-cell office:value-type="string" calcext:value-type="string">
            <text:p>Jacqui Lambie Networ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87" calcext:value-type="float">
            <text:p>37287</text:p>
          </table:table-cell>
          <table:table-cell office:value-type="string" calcext:value-type="string">
            <text:p>ROSOL</text:p>
          </table:table-cell>
          <table:table-cell office:value-type="string" calcext:value-type="string">
            <text:p>Cecil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34" calcext:value-type="float">
            <text:p>37134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Bridget Kathle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814" calcext:value-type="float">
            <text:p>36814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003" calcext:value-type="float">
            <text:p>37003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SQUIBB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601" calcext:value-type="float">
            <text:p>37601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s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26" calcext:value-type="float">
            <text:p>37226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18" calcext:value-type="float">
            <text:p>37618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92" calcext:value-type="float">
            <text:p>37292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137" calcext:value-type="float">
            <text:p>37137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11" calcext:value-type="float">
            <text:p>44.11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11" calcext:value-type="float">
            <text:p>37111</text:p>
          </table:table-cell>
          <table:table-cell office:value-type="string" calcext:value-type="string">
            <text:p>RANKI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LOC</text:p>
          </table:table-cell>
          <table:table-cell office:value-type="string" calcext:value-type="string">
            <text:p>The Local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31" calcext:value-type="float">
            <text:p>37231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BOBBERMIEN</text:p>
          </table:table-cell>
          <table:table-cell office:value-type="string" calcext:value-type="string">
            <text:p>Darren Scot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22" calcext:value-type="float">
            <text:p>37622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Craig Anthon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816" calcext:value-type="float">
            <text:p>368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Keone Patrick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353" calcext:value-type="float">
            <text:p>37353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JLN</text:p>
          </table:table-cell>
          <table:table-cell office:value-type="string" calcext:value-type="string">
            <text:p>Jacqui Lambie Networ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add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989" calcext:value-type="float">
            <text:p>369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07" calcext:value-type="float">
            <text:p>37607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67" calcext:value-type="float">
            <text:p>37267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95" calcext:value-type="float">
            <text:p>36995</text:p>
          </table:table-cell>
          <table:table-cell office:value-type="string" calcext:value-type="string">
            <text:p>RAMSDE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COATS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98" calcext:value-type="float">
            <text:p>37298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553" calcext:value-type="float">
            <text:p>33553</text:p>
          </table:table-cell>
          <table:table-cell office:value-type="string" calcext:value-type="string">
            <text:p>WILKI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54" calcext:value-type="float">
            <text:p>45.5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17" calcext:value-type="float">
            <text:p>36817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l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BATEM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LOC</text:p>
          </table:table-cell>
          <table:table-cell office:value-type="string" calcext:value-type="string">
            <text:p>The Local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72" calcext:value-type="float">
            <text:p>37272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82" calcext:value-type="float">
            <text:p>36982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08" calcext:value-type="float">
            <text:p>37608</text:p>
          </table:table-cell>
          <table:table-cell office:value-type="string" calcext:value-type="string">
            <text:p>HINDLEY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73" calcext:value-type="float">
            <text:p>37373</text:p>
          </table:table-cell>
          <table:table-cell office:value-type="string" calcext:value-type="string">
            <text:p>HANNA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LN</text:p>
          </table:table-cell>
          <table:table-cell office:value-type="string" calcext:value-type="string">
            <text:p>Jacqui Lambie Networ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risty Mare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825" calcext:value-type="float">
            <text:p>36825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306" calcext:value-type="float">
            <text:p>37306</text:p>
          </table:table-cell>
          <table:table-cell office:value-type="string" calcext:value-type="string">
            <text:p>DARKO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BOWER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7.22" calcext:value-type="float">
            <text:p>37.2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99" calcext:value-type="float">
            <text:p>36999</text:p>
          </table:table-cell>
          <table:table-cell office:value-type="string" calcext:value-type="string">
            <text:p>GRIFFITHS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76" calcext:value-type="float">
            <text:p>37276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29" calcext:value-type="float">
            <text:p>36829</text:p>
          </table:table-cell>
          <table:table-cell office:value-type="string" calcext:value-type="string">
            <text:p>GRALTON</text:p>
          </table:table-cell>
          <table:table-cell office:value-type="string" calcext:value-type="string">
            <text:p>Anna Megan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120" calcext:value-type="float">
            <text:p>36120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74" calcext:value-type="float">
            <text:p>37374</text:p>
          </table:table-cell>
          <table:table-cell office:value-type="string" calcext:value-type="string">
            <text:p>PFITZNER</text:p>
          </table:table-cell>
          <table:table-cell office:value-type="string" calcext:value-type="string">
            <text:p>Troy Robert</text:p>
          </table:table-cell>
          <table:table-cell office:value-type="string" calcext:value-type="string">
            <text:p>JLN</text:p>
          </table:table-cell>
          <table:table-cell office:value-type="string" calcext:value-type="string">
            <text:p>Jacqui Lambie Networ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13" calcext:value-type="float">
            <text:p>37613</text:p>
          </table:table-cell>
          <table:table-cell office:value-type="string" calcext:value-type="string">
            <text:p>GOYNE</text:p>
          </table:table-cell>
          <table:table-cell office:value-type="string" calcext:value-type="string">
            <text:p>Emma Ja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o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315" calcext:value-type="float">
            <text:p>37315</text:p>
          </table:table-cell>
          <table:table-cell office:value-type="string" calcext:value-type="string">
            <text:p>JOHNSTON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83" calcext:value-type="float">
            <text:p>35983</text:p>
          </table:table-cell>
          <table:table-cell office:value-type="string" calcext:value-type="string">
            <text:p>SPELMAN</text:p>
          </table:table-cell>
          <table:table-cell office:value-type="string" calcext:value-type="string">
            <text:p>Rebekah Ja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04" calcext:value-type="float">
            <text:p>36704</text:p>
          </table:table-cell>
          <table:table-cell office:value-type="string" calcext:value-type="string">
            <text:p>TUDG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89" calcext:value-type="float">
            <text:p>36489</text:p>
          </table:table-cell>
          <table:table-cell office:value-type="string" calcext:value-type="string">
            <text:p>COOKSON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181" calcext:value-type="float">
            <text:p>36181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Ryan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36" calcext:value-type="float">
            <text:p>37636</text:p>
          </table:table-cell>
          <table:table-cell office:value-type="string" calcext:value-type="string">
            <text:p>IBBOTSO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38" calcext:value-type="float">
            <text:p>36938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s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377" calcext:value-type="float">
            <text:p>36377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91" calcext:value-type="float">
            <text:p>36491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03" calcext:value-type="float">
            <text:p>367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575" calcext:value-type="float">
            <text:p>33575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442" calcext:value-type="float">
            <text:p>37442</text:p>
          </table:table-cell>
          <table:table-cell office:value-type="string" calcext:value-type="string">
            <text:p>SEDGMAN</text:p>
          </table:table-cell>
          <table:table-cell office:value-type="string" calcext:value-type="string">
            <text:p>Kerry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985" calcext:value-type="float">
            <text:p>35985</text:p>
          </table:table-cell>
          <table:table-cell office:value-type="string" calcext:value-type="string">
            <text:p>PRYSE-SMITH</text:p>
          </table:table-cell>
          <table:table-cell office:value-type="string" calcext:value-type="string">
            <text:p>Terri Elizabeth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33" calcext:value-type="float">
            <text:p>37733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993" calcext:value-type="float">
            <text:p>36993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llara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09" calcext:value-type="float">
            <text:p>3640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74" calcext:value-type="float">
            <text:p>44.7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82" calcext:value-type="float">
            <text:p>37782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24" calcext:value-type="float">
            <text:p>36424</text:p>
          </table:table-cell>
          <table:table-cell office:value-type="string" calcext:value-type="string">
            <text:p>CHESTERS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706" calcext:value-type="float">
            <text:p>36706</text:p>
          </table:table-cell>
          <table:table-cell office:value-type="string" calcext:value-type="string">
            <text:p>SCHADE</text:p>
          </table:table-cell>
          <table:table-cell office:value-type="string" calcext:value-type="string">
            <text:p>Dari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99" calcext:value-type="float">
            <text:p>36499</text:p>
          </table:table-cell>
          <table:table-cell office:value-type="string" calcext:value-type="string">
            <text:p>SINCLAIR</text:p>
          </table:table-cell>
          <table:table-cell office:value-type="string" calcext:value-type="string">
            <text:p>Cate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895" calcext:value-type="float">
            <text:p>36895</text:p>
          </table:table-cell>
          <table:table-cell office:value-type="string" calcext:value-type="string">
            <text:p>BANSEMER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58" calcext:value-type="float">
            <text:p>37758</text:p>
          </table:table-cell>
          <table:table-cell office:value-type="string" calcext:value-type="string">
            <text:p>MIHAI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ndi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980" calcext:value-type="float">
            <text:p>35980</text:p>
          </table:table-cell>
          <table:table-cell office:value-type="string" calcext:value-type="string">
            <text:p>SUARES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u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86" calcext:value-type="float">
            <text:p>36886</text:p>
          </table:table-cell>
          <table:table-cell office:value-type="string" calcext:value-type="string">
            <text:p>SKROBO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u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987" calcext:value-type="float">
            <text:p>35987</text:p>
          </table:table-cell>
          <table:table-cell office:value-type="string" calcext:value-type="string">
            <text:p>BABET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u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41" calcext:value-type="float">
            <text:p>37641</text:p>
          </table:table-cell>
          <table:table-cell office:value-type="string" calcext:value-type="string">
            <text:p>DEANS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u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13" calcext:value-type="float">
            <text:p>36413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47" calcext:value-type="float">
            <text:p>41.4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u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69" calcext:value-type="float">
            <text:p>36769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uc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05" calcext:value-type="float">
            <text:p>36505</text:p>
          </table:table-cell>
          <table:table-cell office:value-type="string" calcext:value-type="string">
            <text:p>KIRWA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26" calcext:value-type="float">
            <text:p>37626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05" calcext:value-type="float">
            <text:p>36705</text:p>
          </table:table-cell>
          <table:table-cell office:value-type="string" calcext:value-type="string">
            <text:p>STAKER-GUNN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30" calcext:value-type="float">
            <text:p>36530</text:p>
          </table:table-cell>
          <table:table-cell office:value-type="string" calcext:value-type="string">
            <text:p>ABBOUD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19" calcext:value-type="float">
            <text:p>36419</text:p>
          </table:table-cell>
          <table:table-cell office:value-type="string" calcext:value-type="string">
            <text:p>VAMVAKINOU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86" calcext:value-type="float">
            <text:p>44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994" calcext:value-type="float">
            <text:p>35994</text:p>
          </table:table-cell>
          <table:table-cell office:value-type="string" calcext:value-type="string">
            <text:p>NAI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40" calcext:value-type="float">
            <text:p>3664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lwe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441" calcext:value-type="float">
            <text:p>37441</text:p>
          </table:table-cell>
          <table:table-cell office:value-type="string" calcext:value-type="string">
            <text:p>BENGTSSON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14" calcext:value-type="float">
            <text:p>365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29" calcext:value-type="float">
            <text:p>3772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99" calcext:value-type="float">
            <text:p>36699</text:p>
          </table:table-cell>
          <table:table-cell office:value-type="string" calcext:value-type="string">
            <text:p>KLOP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11" calcext:value-type="float">
            <text:p>36711</text:p>
          </table:table-cell>
          <table:table-cell office:value-type="string" calcext:value-type="string">
            <text:p>VIOLI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79" calcext:value-type="float">
            <text:p>36379</text:p>
          </table:table-cell>
          <table:table-cell office:value-type="string" calcext:value-type="string">
            <text:p>BRIND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634" calcext:value-type="float">
            <text:p>37634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49" calcext:value-type="float">
            <text:p>37849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879" calcext:value-type="float">
            <text:p>3687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revor Walter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88" calcext:value-type="float">
            <text:p>37288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003" calcext:value-type="float">
            <text:p>36003</text:p>
          </table:table-cell>
          <table:table-cell office:value-type="string" calcext:value-type="string">
            <text:p>BELLVE</text:p>
          </table:table-cell>
          <table:table-cell office:value-type="string" calcext:value-type="string">
            <text:p>Anthony Sebasti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e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746" calcext:value-type="float">
            <text:p>36746</text:p>
          </table:table-cell>
          <table:table-cell office:value-type="string" calcext:value-type="string">
            <text:p>FERRES MILES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09" calcext:value-type="float">
            <text:p>36709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19" calcext:value-type="float">
            <text:p>37319</text:p>
          </table:table-cell>
          <table:table-cell office:value-type="string" calcext:value-type="string">
            <text:p>STANFIEL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796" calcext:value-type="float">
            <text:p>37796</text:p>
          </table:table-cell>
          <table:table-cell office:value-type="string" calcext:value-type="string">
            <text:p>ANTONIE</text:p>
          </table:table-cell>
          <table:table-cell office:value-type="string" calcext:value-type="string">
            <text:p>Anthe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80" calcext:value-type="float">
            <text:p>37680</text:p>
          </table:table-cell>
          <table:table-cell office:value-type="string" calcext:value-type="string">
            <text:p>TYRRELL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01" calcext:value-type="float">
            <text:p>36701</text:p>
          </table:table-cell>
          <table:table-cell office:value-type="string" calcext:value-type="string">
            <text:p>WHITFIELD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969" calcext:value-type="float">
            <text:p>35969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84" calcext:value-type="float">
            <text:p>36884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thely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24" calcext:value-type="float">
            <text:p>36524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988" calcext:value-type="float">
            <text:p>35988</text:p>
          </table:table-cell>
          <table:table-cell office:value-type="string" calcext:value-type="string">
            <text:p>KEMPSON</text:p>
          </table:table-cell>
          <table:table-cell office:value-type="string" calcext:value-type="string">
            <text:p>Melanie Merl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675" calcext:value-type="float">
            <text:p>37675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839" calcext:value-type="float">
            <text:p>37839</text:p>
          </table:table-cell>
          <table:table-cell office:value-type="string" calcext:value-type="string">
            <text:p>TSENG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ishol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382" calcext:value-type="float">
            <text:p>36382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0.09" calcext:value-type="float">
            <text:p>40.0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90" calcext:value-type="float">
            <text:p>36690</text:p>
          </table:table-cell>
          <table:table-cell office:value-type="string" calcext:value-type="string">
            <text:p>BANGAAR</text:p>
          </table:table-cell>
          <table:table-cell office:value-type="string" calcext:value-type="string">
            <text:p>Rabin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59" calcext:value-type="float">
            <text:p>36659</text:p>
          </table:table-cell>
          <table:table-cell office:value-type="string" calcext:value-type="string">
            <text:p>LARKIN</text:p>
          </table:table-cell>
          <table:table-cell office:value-type="string" calcext:value-type="string">
            <text:p>Kath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27" calcext:value-type="float">
            <text:p>36527</text:p>
          </table:table-cell>
          <table:table-cell office:value-type="string" calcext:value-type="string">
            <text:p>LIDDLE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049" calcext:value-type="float">
            <text:p>36049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30" calcext:value-type="float">
            <text:p>36730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Jado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995" calcext:value-type="float">
            <text:p>35995</text:p>
          </table:table-cell>
          <table:table-cell office:value-type="string" calcext:value-type="string">
            <text:p>LA ROS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78" calcext:value-type="float">
            <text:p>37778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William Trist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op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84" calcext:value-type="float">
            <text:p>36384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34" calcext:value-type="float">
            <text:p>41.3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99" calcext:value-type="float">
            <text:p>37799</text:p>
          </table:table-cell>
          <table:table-cell office:value-type="string" calcext:value-type="string">
            <text:p>JUHAS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93" calcext:value-type="float">
            <text:p>36493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91" calcext:value-type="float">
            <text:p>36391</text:p>
          </table:table-cell>
          <table:table-cell office:value-type="string" calcext:value-type="string">
            <text:p>COKER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73" calcext:value-type="float">
            <text:p>36673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08" calcext:value-type="float">
            <text:p>36708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44" calcext:value-type="float">
            <text:p>36944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47" calcext:value-type="float">
            <text:p>37647</text:p>
          </table:table-cell>
          <table:table-cell office:value-type="string" calcext:value-type="string">
            <text:p>SORENS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997" calcext:value-type="float">
            <text:p>35997</text:p>
          </table:table-cell>
          <table:table-cell office:value-type="string" calcext:value-type="string">
            <text:p>ABOU-ZEID</text:p>
          </table:table-cell>
          <table:table-cell office:value-type="string" calcext:value-type="string">
            <text:p>Daniel William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rangami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93" calcext:value-type="float">
            <text:p>37293</text:p>
          </table:table-cell>
          <table:table-cell office:value-type="string" calcext:value-type="string">
            <text:p>D'ARGENT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61" calcext:value-type="float">
            <text:p>36961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ocialist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62" calcext:value-type="float">
            <text:p>3776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710" calcext:value-type="float">
            <text:p>36710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95" calcext:value-type="float">
            <text:p>36495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69" calcext:value-type="float">
            <text:p>37669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81" calcext:value-type="float">
            <text:p>36681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899" calcext:value-type="float">
            <text:p>36899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989" calcext:value-type="float">
            <text:p>35989</text:p>
          </table:table-cell>
          <table:table-cell office:value-type="string" calcext:value-type="string">
            <text:p>MURDOCK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r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81" calcext:value-type="float">
            <text:p>36381</text:p>
          </table:table-cell>
          <table:table-cell office:value-type="string" calcext:value-type="string">
            <text:p>MARLE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387" calcext:value-type="float">
            <text:p>36387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HUMPHREY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33" calcext:value-type="float">
            <text:p>37833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07" calcext:value-type="float">
            <text:p>36707</text:p>
          </table:table-cell>
          <table:table-cell office:value-type="string" calcext:value-type="string">
            <text:p>DOLHEGUY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876" calcext:value-type="float">
            <text:p>36876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12" calcext:value-type="float">
            <text:p>36712</text:p>
          </table:table-cell>
          <table:table-cell office:value-type="string" calcext:value-type="string">
            <text:p>SUKKA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51" calcext:value-type="float">
            <text:p>41.5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77" calcext:value-type="float">
            <text:p>37277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992" calcext:value-type="float">
            <text:p>35992</text:p>
          </table:table-cell>
          <table:table-cell office:value-type="string" calcext:value-type="string">
            <text:p>GIDLEY</text:p>
          </table:table-cell>
          <table:table-cell office:value-type="string" calcext:value-type="string">
            <text:p>Bianca Joy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444" calcext:value-type="float">
            <text:p>37444</text:p>
          </table:table-cell>
          <table:table-cell office:value-type="string" calcext:value-type="string">
            <text:p>BASTIN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ak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743" calcext:value-type="float">
            <text:p>37743</text:p>
          </table:table-cell>
          <table:table-cell office:value-type="string" calcext:value-type="string">
            <text:p>COUGHLAN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60" calcext:value-type="float">
            <text:p>37460</text:p>
          </table:table-cell>
          <table:table-cell office:value-type="string" calcext:value-type="string">
            <text:p>BERGWERF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89" calcext:value-type="float">
            <text:p>36389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25" calcext:value-type="float">
            <text:p>36925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42" calcext:value-type="float">
            <text:p>36742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03" calcext:value-type="float">
            <text:p>36503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13" calcext:value-type="float">
            <text:p>36713</text:p>
          </table:table-cell>
          <table:table-cell office:value-type="string" calcext:value-type="string">
            <text:p>COOMBES</text:p>
          </table:table-cell>
          <table:table-cell office:value-type="string" calcext:value-type="string">
            <text:p>Shar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72" calcext:value-type="float">
            <text:p>37772</text:p>
          </table:table-cell>
          <table:table-cell office:value-type="string" calcext:value-type="string">
            <text:p>MIDDLEBROOK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45" calcext:value-type="float">
            <text:p>37445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unkle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996" calcext:value-type="float">
            <text:p>35996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Adrian Kai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VAN DER EN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36" calcext:value-type="float">
            <text:p>37736</text:p>
          </table:table-cell>
          <table:table-cell office:value-type="string" calcext:value-type="string">
            <text:p>MARR</text:p>
          </table:table-cell>
          <table:table-cell office:value-type="string" calcext:value-type="string">
            <text:p>Cynd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24" calcext:value-type="float">
            <text:p>36924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Chryste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14" calcext:value-type="float">
            <text:p>36714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98" calcext:value-type="float">
            <text:p>37798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06" calcext:value-type="float">
            <text:p>36506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583" calcext:value-type="float">
            <text:p>3758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93" calcext:value-type="float">
            <text:p>36393</text:p>
          </table:table-cell>
          <table:table-cell office:value-type="string" calcext:value-type="string">
            <text:p>SNOWBALL</text:p>
          </table:table-cell>
          <table:table-cell office:value-type="string" calcext:value-type="string">
            <text:p>Surbhi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10" calcext:value-type="float">
            <text:p>37210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Desp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linder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697" calcext:value-type="float">
            <text:p>36697</text:p>
          </table:table-cell>
          <table:table-cell office:value-type="string" calcext:value-type="string">
            <text:p>ENGELANDER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16" calcext:value-type="float">
            <text:p>3671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85" calcext:value-type="float">
            <text:p>36385</text:p>
          </table:table-cell>
          <table:table-cell office:value-type="string" calcext:value-type="string">
            <text:p>MULIN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05" calcext:value-type="float">
            <text:p>42.0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882" calcext:value-type="float">
            <text:p>36882</text:p>
          </table:table-cell>
          <table:table-cell office:value-type="string" calcext:value-type="string">
            <text:p>CURSIO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510" calcext:value-type="float">
            <text:p>36510</text:p>
          </table:table-cell>
          <table:table-cell office:value-type="string" calcext:value-type="string">
            <text:p>MITCHELL-SEARS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eith James Aaro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630" calcext:value-type="float">
            <text:p>37630</text:p>
          </table:table-cell>
          <table:table-cell office:value-type="string" calcext:value-type="string">
            <text:p>de PYLE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s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654" calcext:value-type="float">
            <text:p>36654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RODOREDA</text:p>
          </table:table-cell>
          <table:table-cell office:value-type="string" calcext:value-type="string">
            <text:p>Suzette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18" calcext:value-type="float">
            <text:p>36718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443" calcext:value-type="float">
            <text:p>37443</text:p>
          </table:table-cell>
          <table:table-cell office:value-type="string" calcext:value-type="string">
            <text:p>MOORS</text:p>
          </table:table-cell>
          <table:table-cell office:value-type="string" calcext:value-type="string">
            <text:p>Sharyn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31" calcext:value-type="float">
            <text:p>3673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ISAC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74" calcext:value-type="float">
            <text:p>36874</text:p>
          </table:table-cell>
          <table:table-cell office:value-type="string" calcext:value-type="string">
            <text:p>GLASSON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19" calcext:value-type="float">
            <text:p>37819</text:p>
          </table:table-cell>
          <table:table-cell office:value-type="string" calcext:value-type="string">
            <text:p>BRADDOCK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llibr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388" calcext:value-type="float">
            <text:p>36388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ipps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53" calcext:value-type="float">
            <text:p>37653</text:p>
          </table:table-cell>
          <table:table-cell office:value-type="string" calcext:value-type="string">
            <text:p>HANSFOR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ipps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48" calcext:value-type="float">
            <text:p>36048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ipps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04" calcext:value-type="float">
            <text:p>36004</text:p>
          </table:table-cell>
          <table:table-cell office:value-type="string" calcext:value-type="string">
            <text:p>FORSTER</text:p>
          </table:table-cell>
          <table:table-cell office:value-type="string" calcext:value-type="string">
            <text:p>Gregory Emi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ipps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534" calcext:value-type="float">
            <text:p>36534</text:p>
          </table:table-cell>
          <table:table-cell office:value-type="string" calcext:value-type="string">
            <text:p>THORPE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ipps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880" calcext:value-type="float">
            <text:p>36880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Gipps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392" calcext:value-type="float">
            <text:p>36392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Jannett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87" calcext:value-type="float">
            <text:p>36687</text:p>
          </table:table-cell>
          <table:table-cell office:value-type="string" calcext:value-type="string">
            <text:p>GALLI-McROSTIE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79" calcext:value-type="float">
            <text:p>37279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Ellie Jean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572" calcext:value-type="float">
            <text:p>37572</text:p>
          </table:table-cell>
          <table:table-cell office:value-type="string" calcext:value-type="string">
            <text:p>HOULT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Sustainable Australia Party - Stop Overdevelopment / Corrup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932" calcext:value-type="float">
            <text:p>36932</text:p>
          </table:table-cell>
          <table:table-cell office:value-type="string" calcext:value-type="string">
            <text:p>SEGA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074" calcext:value-type="float">
            <text:p>3607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667" calcext:value-type="float">
            <text:p>37667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Catherine France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717" calcext:value-type="float">
            <text:p>36717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38" calcext:value-type="float">
            <text:p>40.3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oldste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416" calcext:value-type="float">
            <text:p>36416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68" calcext:value-type="float">
            <text:p>37668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57" calcext:value-type="float">
            <text:p>36757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12" calcext:value-type="float">
            <text:p>36012</text:p>
          </table:table-cell>
          <table:table-cell office:value-type="string" calcext:value-type="string">
            <text:p>VIRAG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78" calcext:value-type="float">
            <text:p>36678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21" calcext:value-type="float">
            <text:p>36421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84" calcext:value-type="float">
            <text:p>37784</text:p>
          </table:table-cell>
          <table:table-cell office:value-type="string" calcext:value-type="string">
            <text:p>LONCAR</text:p>
          </table:table-cell>
          <table:table-cell office:value-type="string" calcext:value-type="string">
            <text:p>Steven J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87" calcext:value-type="float">
            <text:p>37187</text:p>
          </table:table-cell>
          <table:table-cell office:value-type="string" calcext:value-type="string">
            <text:p>DOBRAN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681" calcext:value-type="float">
            <text:p>37681</text:p>
          </table:table-cell>
          <table:table-cell office:value-type="string" calcext:value-type="string">
            <text:p>LASSI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ort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719" calcext:value-type="float">
            <text:p>36719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69" calcext:value-type="float">
            <text:p>37769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94" calcext:value-type="float">
            <text:p>37194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Michael Edw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26" calcext:value-type="float">
            <text:p>36426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59" calcext:value-type="float">
            <text:p>37859</text:p>
          </table:table-cell>
          <table:table-cell office:value-type="string" calcext:value-type="string">
            <text:p>BINGHAM</text:p>
          </table:table-cell>
          <table:table-cell office:value-type="string" calcext:value-type="string">
            <text:p>Jarrod Jam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28" calcext:value-type="float">
            <text:p>37228</text:p>
          </table:table-cell>
          <table:table-cell office:value-type="string" calcext:value-type="string">
            <text:p>MARTUCCI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TN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15" calcext:value-type="float">
            <text:p>36715</text:p>
          </table:table-cell>
          <table:table-cell office:value-type="string" calcext:value-type="string">
            <text:p>HAQUE</text:p>
          </table:table-cell>
          <table:table-cell office:value-type="string" calcext:value-type="string">
            <text:p>Enamu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18" calcext:value-type="float">
            <text:p>36518</text:p>
          </table:table-cell>
          <table:table-cell office:value-type="string" calcext:value-type="string">
            <text:p>WHEELOCK</text:p>
          </table:table-cell>
          <table:table-cell office:value-type="string" calcext:value-type="string">
            <text:p>Lynda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623" calcext:value-type="float">
            <text:p>37623</text:p>
          </table:table-cell>
          <table:table-cell office:value-type="string" calcext:value-type="string">
            <text:p>SUDUK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961" calcext:value-type="float">
            <text:p>35961</text:p>
          </table:table-cell>
          <table:table-cell office:value-type="string" calcext:value-type="string">
            <text:p>VESSEY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684" calcext:value-type="float">
            <text:p>36684</text:p>
          </table:table-cell>
          <table:table-cell office:value-type="string" calcext:value-type="string">
            <text:p>HYNES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aw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UTHBERTSON</text:p>
          </table:table-cell>
          <table:table-cell office:value-type="string" calcext:value-type="string">
            <text:p>Andrew Glen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40" calcext:value-type="float">
            <text:p>3694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Ingram Magnu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748" calcext:value-type="float">
            <text:p>36748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32" calcext:value-type="float">
            <text:p>36732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69" calcext:value-type="float">
            <text:p>40.6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573" calcext:value-type="float">
            <text:p>3757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REAS</text:p>
          </table:table-cell>
          <table:table-cell office:value-type="string" calcext:value-type="string">
            <text:p>Reason Australi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433" calcext:value-type="float">
            <text:p>36433</text:p>
          </table:table-cell>
          <table:table-cell office:value-type="string" calcext:value-type="string">
            <text:p>ANANDA-RAJAH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46" calcext:value-type="float">
            <text:p>28.4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02" calcext:value-type="float">
            <text:p>37802</text:p>
          </table:table-cell>
          <table:table-cell office:value-type="string" calcext:value-type="string">
            <text:p>MENOUDAKIS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igg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21" calcext:value-type="float">
            <text:p>36521</text:p>
          </table:table-cell>
          <table:table-cell office:value-type="string" calcext:value-type="string">
            <text:p>SEMMENS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27" calcext:value-type="float">
            <text:p>37827</text:p>
          </table:table-cell>
          <table:table-cell office:value-type="string" calcext:value-type="string">
            <text:p>RAGUPATHY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38" calcext:value-type="float">
            <text:p>36438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21" calcext:value-type="float">
            <text:p>36021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Gerardi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35" calcext:value-type="float">
            <text:p>37635</text:p>
          </table:table-cell>
          <table:table-cell office:value-type="string" calcext:value-type="string">
            <text:p>AMBARD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68" calcext:value-type="float">
            <text:p>37768</text:p>
          </table:table-cell>
          <table:table-cell office:value-type="string" calcext:value-type="string">
            <text:p>SALDANHA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936" calcext:value-type="float">
            <text:p>36936</text:p>
          </table:table-cell>
          <table:table-cell office:value-type="string" calcext:value-type="string">
            <text:p>NUNEZ-SILV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25" calcext:value-type="float">
            <text:p>36525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Sujit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l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722" calcext:value-type="float">
            <text:p>36722</text:p>
          </table:table-cell>
          <table:table-cell office:value-type="string" calcext:value-type="string">
            <text:p>PERERA</text:p>
          </table:table-cell>
          <table:table-cell office:value-type="string" calcext:value-type="string">
            <text:p>Ranj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t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62" calcext:value-type="float">
            <text:p>36962</text:p>
          </table:table-cell>
          <table:table-cell office:value-type="string" calcext:value-type="string">
            <text:p>SOK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t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28" calcext:value-type="float">
            <text:p>36428</text:p>
          </table:table-cell>
          <table:table-cell office:value-type="string" calcext:value-type="string">
            <text:p>O'NEIL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7.04" calcext:value-type="float">
            <text:p>47.0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th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29" calcext:value-type="float">
            <text:p>36529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th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023" calcext:value-type="float">
            <text:p>36023</text:p>
          </table:table-cell>
          <table:table-cell office:value-type="string" calcext:value-type="string">
            <text:p>RIDGWAY</text:p>
          </table:table-cell>
          <table:table-cell office:value-type="string" calcext:value-type="string">
            <text:p>Bruce Scot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th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57" calcext:value-type="float">
            <text:p>37657</text:p>
          </table:table-cell>
          <table:table-cell office:value-type="string" calcext:value-type="string">
            <text:p>TULL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tha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20" calcext:value-type="float">
            <text:p>36720</text:p>
          </table:table-cell>
          <table:table-cell office:value-type="string" calcext:value-type="string">
            <text:p>BEVINAKOPPA</text:p>
          </table:table-cell>
          <table:table-cell office:value-type="string" calcext:value-type="string">
            <text:p>Savitri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98" calcext:value-type="float">
            <text:p>36698</text:p>
          </table:table-cell>
          <table:table-cell office:value-type="string" calcext:value-type="string">
            <text:p>ALEKSOV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086" calcext:value-type="float">
            <text:p>32086</text:p>
          </table:table-cell>
          <table:table-cell office:value-type="string" calcext:value-type="string">
            <text:p>HAIN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68" calcext:value-type="float">
            <text:p>40.6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81" calcext:value-type="float">
            <text:p>37281</text:p>
          </table:table-cell>
          <table:table-cell office:value-type="string" calcext:value-type="string">
            <text:p>O'CONNELL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78" calcext:value-type="float">
            <text:p>37678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31" calcext:value-type="float">
            <text:p>36531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31" calcext:value-type="float">
            <text:p>3643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898" calcext:value-type="float">
            <text:p>36898</text:p>
          </table:table-cell>
          <table:table-cell office:value-type="string" calcext:value-type="string">
            <text:p>FIDGE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721" calcext:value-type="float">
            <text:p>36721</text:p>
          </table:table-cell>
          <table:table-cell office:value-type="string" calcext:value-type="string">
            <text:p>LYMA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0.52" calcext:value-type="float">
            <text:p>30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28" calcext:value-type="float">
            <text:p>37728</text:p>
          </table:table-cell>
          <table:table-cell office:value-type="string" calcext:value-type="string">
            <text:p>SOKIRANSKY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34" calcext:value-type="float">
            <text:p>36434</text:p>
          </table:table-cell>
          <table:table-cell office:value-type="string" calcext:value-type="string">
            <text:p>DREYFU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52" calcext:value-type="float">
            <text:p>36952</text:p>
          </table:table-cell>
          <table:table-cell office:value-type="string" calcext:value-type="string">
            <text:p>O'DONNELL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25" calcext:value-type="float">
            <text:p>36725</text:p>
          </table:table-cell>
          <table:table-cell office:value-type="string" calcext:value-type="string">
            <text:p>BEATON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32" calcext:value-type="float">
            <text:p>36532</text:p>
          </table:table-cell>
          <table:table-cell office:value-type="string" calcext:value-type="string">
            <text:p>BRESKI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77" calcext:value-type="float">
            <text:p>36677</text:p>
          </table:table-cell>
          <table:table-cell office:value-type="string" calcext:value-type="string">
            <text:p>LIVINGSTONE</text:p>
          </table:table-cell>
          <table:table-cell office:value-type="string" calcext:value-type="string">
            <text:p>Alix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saac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McCAMISH</text:p>
          </table:table-cell>
          <table:table-cell office:value-type="string" calcext:value-type="string">
            <text:p>Scott Anso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35" calcext:value-type="float">
            <text:p>36435</text:p>
          </table:table-cell>
          <table:table-cell office:value-type="string" calcext:value-type="string">
            <text:p>THWAITES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38" calcext:value-type="float">
            <text:p>37438</text:p>
          </table:table-cell>
          <table:table-cell office:value-type="string" calcext:value-type="string">
            <text:p>PALMARINI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32" calcext:value-type="float">
            <text:p>36032</text:p>
          </table:table-cell>
          <table:table-cell office:value-type="string" calcext:value-type="string">
            <text:p>ZELINKA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96" calcext:value-type="float">
            <text:p>36896</text:p>
          </table:table-cell>
          <table:table-cell office:value-type="string" calcext:value-type="string">
            <text:p>MUSTAF</text:p>
          </table:table-cell>
          <table:table-cell office:value-type="string" calcext:value-type="string">
            <text:p>Zahr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39" calcext:value-type="float">
            <text:p>36939</text:p>
          </table:table-cell>
          <table:table-cell office:value-type="string" calcext:value-type="string">
            <text:p>TESA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39" calcext:value-type="float">
            <text:p>3653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63" calcext:value-type="float">
            <text:p>37663</text:p>
          </table:table-cell>
          <table:table-cell office:value-type="string" calcext:value-type="string">
            <text:p>BOOK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agaj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726" calcext:value-type="float">
            <text:p>36726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17" calcext:value-type="float">
            <text:p>29.1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0.29" calcext:value-type="float">
            <text:p>40.2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HARDIMAN</text:p>
          </table:table-cell>
          <table:table-cell office:value-type="string" calcext:value-type="string">
            <text:p>Scott Andrew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49" calcext:value-type="float">
            <text:p>36949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84" calcext:value-type="float">
            <text:p>37284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DHJP</text:p>
          </table:table-cell>
          <table:table-cell office:value-type="string" calcext:value-type="string">
            <text:p>Derryn Hinch's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40" calcext:value-type="float">
            <text:p>37640</text:p>
          </table:table-cell>
          <table:table-cell office:value-type="string" calcext:value-type="string">
            <text:p>COYNE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729" calcext:value-type="float">
            <text:p>36729</text:p>
          </table:table-cell>
          <table:table-cell office:value-type="string" calcext:value-type="string">
            <text:p>FRYDENBERG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66" calcext:value-type="float">
            <text:p>42.6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42" calcext:value-type="float">
            <text:p>36442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695" calcext:value-type="float">
            <text:p>36695</text:p>
          </table:table-cell>
          <table:table-cell office:value-type="string" calcext:value-type="string">
            <text:p>NEHMER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544" calcext:value-type="float">
            <text:p>36544</text:p>
          </table:table-cell>
          <table:table-cell office:value-type="string" calcext:value-type="string">
            <text:p>MITCHEM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Kooyo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245" calcext:value-type="float">
            <text:p>37245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UVA</text:p>
          </table:table-cell>
          <table:table-cell office:value-type="string" calcext:value-type="string">
            <text:p>Australian Value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34" calcext:value-type="float">
            <text:p>3673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5.58" calcext:value-type="float">
            <text:p>45.5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655" calcext:value-type="float">
            <text:p>37655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Hadd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49" calcext:value-type="float">
            <text:p>36549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MOTT</text:p>
          </table:table-cell>
          <table:table-cell office:value-type="string" calcext:value-type="string">
            <text:p>Merry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58" calcext:value-type="float">
            <text:p>36458</text:p>
          </table:table-cell>
          <table:table-cell office:value-type="string" calcext:value-type="string">
            <text:p>ABHIMANYU KUMAR</text:p>
          </table:table-cell>
          <table:table-cell/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29" calcext:value-type="float">
            <text:p>37829</text:p>
          </table:table-cell>
          <table:table-cell office:value-type="string" calcext:value-type="string">
            <text:p>SKINN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965" calcext:value-type="float">
            <text:p>36965</text:p>
          </table:table-cell>
          <table:table-cell office:value-type="string" calcext:value-type="string">
            <text:p>ABELM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 Tro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689" calcext:value-type="float">
            <text:p>36689</text:p>
          </table:table-cell>
          <table:table-cell office:value-type="string" calcext:value-type="string">
            <text:p>JEG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67" calcext:value-type="float">
            <text:p>32267</text:p>
          </table:table-cell>
          <table:table-cell office:value-type="string" calcext:value-type="string">
            <text:p>MOINUDDIN</text:p>
          </table:table-cell>
          <table:table-cell office:value-type="string" calcext:value-type="string">
            <text:p>Aijaz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72" calcext:value-type="float">
            <text:p>36672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Juanita Cora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43" calcext:value-type="float">
            <text:p>3644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11" calcext:value-type="float">
            <text:p>44.1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43" calcext:value-type="float">
            <text:p>36943</text:p>
          </table:table-cell>
          <table:table-cell office:value-type="string" calcext:value-type="string">
            <text:p>BARCATTA</text:p>
          </table:table-cell>
          <table:table-cell office:value-type="string" calcext:value-type="string">
            <text:p>Patrizi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440" calcext:value-type="float">
            <text:p>37440</text:p>
          </table:table-cell>
          <table:table-cell office:value-type="string" calcext:value-type="string">
            <text:p>MALLIARO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25" calcext:value-type="float">
            <text:p>37625</text:p>
          </table:table-cell>
          <table:table-cell office:value-type="string" calcext:value-type="string">
            <text:p>INGARFI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33" calcext:value-type="float">
            <text:p>36533</text:p>
          </table:table-cell>
          <table:table-cell office:value-type="string" calcext:value-type="string">
            <text:p>BODDEK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lo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740" calcext:value-type="float">
            <text:p>36740</text:p>
          </table:table-cell>
          <table:table-cell office:value-type="string" calcext:value-type="string">
            <text:p>GADDIPATI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74" calcext:value-type="float">
            <text:p>37774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John B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36" calcext:value-type="float">
            <text:p>36736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36" calcext:value-type="float">
            <text:p>36436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79" calcext:value-type="float">
            <text:p>37779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eber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McCATHIE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93" calcext:value-type="float">
            <text:p>36693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38" calcext:value-type="float">
            <text:p>36538</text:p>
          </table:table-cell>
          <table:table-cell office:value-type="string" calcext:value-type="string">
            <text:p>HODGINS-MAY</text:p>
          </table:table-cell>
          <table:table-cell office:value-type="string" calcext:value-type="string">
            <text:p>Steph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cnam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Jane Elizabeth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60" calcext:value-type="float">
            <text:p>36060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9.09" calcext:value-type="float">
            <text:p>49.0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570" calcext:value-type="float">
            <text:p>37570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90" calcext:value-type="float">
            <text:p>37690</text:p>
          </table:table-cell>
          <table:table-cell office:value-type="string" calcext:value-type="string">
            <text:p>HAENEL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970" calcext:value-type="float">
            <text:p>35970</text:p>
          </table:table-cell>
          <table:table-cell office:value-type="string" calcext:value-type="string">
            <text:p>LAHY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39" calcext:value-type="float">
            <text:p>36439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96" calcext:value-type="float">
            <text:p>36596</text:p>
          </table:table-cell>
          <table:table-cell office:value-type="string" calcext:value-type="string">
            <text:p>McCOL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022" calcext:value-type="float">
            <text:p>36022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Stuart William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ll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674" calcext:value-type="float">
            <text:p>37674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96" calcext:value-type="float">
            <text:p>37196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Mark Michae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60" calcext:value-type="float">
            <text:p>36660</text:p>
          </table:table-cell>
          <table:table-cell office:value-type="string" calcext:value-type="string">
            <text:p>DADICH</text:p>
          </table:table-cell>
          <table:table-cell office:value-type="string" calcext:value-type="string">
            <text:p>Daniel Nair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41" calcext:value-type="float">
            <text:p>36441</text:p>
          </table:table-cell>
          <table:table-cell office:value-type="string" calcext:value-type="string">
            <text:p>SHORTE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51" calcext:value-type="float">
            <text:p>37751</text:p>
          </table:table-cell>
          <table:table-cell office:value-type="string" calcext:value-type="string">
            <text:p>TINDAL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024" calcext:value-type="float">
            <text:p>36024</text:p>
          </table:table-cell>
          <table:table-cell office:value-type="string" calcext:value-type="string">
            <text:p>BESANKO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28" calcext:value-type="float">
            <text:p>36728</text:p>
          </table:table-cell>
          <table:table-cell office:value-type="string" calcext:value-type="string">
            <text:p>D'SILVA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43" calcext:value-type="float">
            <text:p>36543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6.26" calcext:value-type="float">
            <text:p>16.2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582" calcext:value-type="float">
            <text:p>37582</text:p>
          </table:table-cell>
          <table:table-cell office:value-type="string" calcext:value-type="string">
            <text:p>ANSALONE</text:p>
          </table:table-cell>
          <table:table-cell office:value-type="string" calcext:value-type="string">
            <text:p>Alexander Anthon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aribyrno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954" calcext:value-type="float">
            <text:p>36954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47" calcext:value-type="float">
            <text:p>36547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54" calcext:value-type="float">
            <text:p>36054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Paul Joseph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19" calcext:value-type="float">
            <text:p>37619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60" calcext:value-type="float">
            <text:p>37660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57" calcext:value-type="float">
            <text:p>36957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24" calcext:value-type="float">
            <text:p>36724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cEw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445" calcext:value-type="float">
            <text:p>36445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6.81" calcext:value-type="float">
            <text:p>36.8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34" calcext:value-type="float">
            <text:p>36034</text:p>
          </table:table-cell>
          <table:table-cell office:value-type="string" calcext:value-type="string">
            <text:p>BORG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48" calcext:value-type="float">
            <text:p>36448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Keir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51" calcext:value-type="float">
            <text:p>36551</text:p>
          </table:table-cell>
          <table:table-cell office:value-type="string" calcext:value-type="string">
            <text:p>BAND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27" calcext:value-type="float">
            <text:p>36727</text:p>
          </table:table-cell>
          <table:table-cell office:value-type="string" calcext:value-type="string">
            <text:p>DAMCHE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48" calcext:value-type="float">
            <text:p>36948</text:p>
          </table:table-cell>
          <table:table-cell office:value-type="string" calcext:value-type="string">
            <text:p>PEPPAR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17" calcext:value-type="float">
            <text:p>37817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75" calcext:value-type="float">
            <text:p>37775</text:p>
          </table:table-cell>
          <table:table-cell office:value-type="string" calcext:value-type="string">
            <text:p>STRAGAN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680" calcext:value-type="float">
            <text:p>36680</text:p>
          </table:table-cell>
          <table:table-cell office:value-type="string" calcext:value-type="string">
            <text:p>PO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661" calcext:value-type="float">
            <text:p>36661</text:p>
          </table:table-cell>
          <table:table-cell office:value-type="string" calcext:value-type="string">
            <text:p>BOLGER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53" calcext:value-type="float">
            <text:p>36453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646" calcext:value-type="float">
            <text:p>37646</text:p>
          </table:table-cell>
          <table:table-cell office:value-type="string" calcext:value-type="string">
            <text:p>SABHLOK</text:p>
          </table:table-cell>
          <table:table-cell office:value-type="string" calcext:value-type="string">
            <text:p>Sanjeev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29" calcext:value-type="float">
            <text:p>36929</text:p>
          </table:table-cell>
          <table:table-cell office:value-type="string" calcext:value-type="string">
            <text:p>CHEESMAN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31" calcext:value-type="float">
            <text:p>37631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733" calcext:value-type="float">
            <text:p>36733</text:p>
          </table:table-cell>
          <table:table-cell office:value-type="string" calcext:value-type="string">
            <text:p>WOLAHAN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57" calcext:value-type="float">
            <text:p>36557</text:p>
          </table:table-cell>
          <table:table-cell office:value-type="string" calcext:value-type="string">
            <text:p>PHEASAN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nzi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SCAGLION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61" calcext:value-type="float">
            <text:p>36561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37" calcext:value-type="float">
            <text:p>36737</text:p>
          </table:table-cell>
          <table:table-cell office:value-type="string" calcext:value-type="string">
            <text:p>BROADBENT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7.79" calcext:value-type="float">
            <text:p>37.7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629" calcext:value-type="float">
            <text:p>37629</text:p>
          </table:table-cell>
          <table:table-cell office:value-type="string" calcext:value-type="string">
            <text:p>HICKE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637" calcext:value-type="float">
            <text:p>37637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David Matthew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O'DONNELL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914" calcext:value-type="float">
            <text:p>36914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onas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039" calcext:value-type="float">
            <text:p>36039</text:p>
          </table:table-cell>
          <table:table-cell office:value-type="string" calcext:value-type="string">
            <text:p>McSHANE</text:p>
          </table:table-cell>
          <table:table-cell office:value-type="string" calcext:value-type="string">
            <text:p>Christine An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51" calcext:value-type="float">
            <text:p>36951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BIRREL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691" calcext:value-type="float">
            <text:p>37691</text:p>
          </table:table-cell>
          <table:table-cell office:value-type="string" calcext:value-type="string">
            <text:p>TYRRELL</text:p>
          </table:table-cell>
          <table:table-cell office:value-type="string" calcext:value-type="string">
            <text:p>Rikkie-Le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51" calcext:value-type="float">
            <text:p>36451</text:p>
          </table:table-cell>
          <table:table-cell office:value-type="string" calcext:value-type="string">
            <text:p>LODWICK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967" calcext:value-type="float">
            <text:p>35967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itize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65" calcext:value-type="float">
            <text:p>36565</text:p>
          </table:table-cell>
          <table:table-cell office:value-type="string" calcext:value-type="string">
            <text:p>CHRISTOE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FUSION: Science, Pirate, Secular, Climate Emergenc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739" calcext:value-type="float">
            <text:p>36739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764" calcext:value-type="float">
            <text:p>37764</text:p>
          </table:table-cell>
          <table:table-cell office:value-type="string" calcext:value-type="string">
            <text:p>TABONE</text:p>
          </table:table-cell>
          <table:table-cell office:value-type="string" calcext:value-type="string">
            <text:p>Eleonor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icholl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571" calcext:value-type="float">
            <text:p>37571</text:p>
          </table:table-cell>
          <table:table-cell office:value-type="string" calcext:value-type="string">
            <text:p>PRIESTLY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67" calcext:value-type="float">
            <text:p>36567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Patchouli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649" calcext:value-type="float">
            <text:p>37649</text:p>
          </table:table-cell>
          <table:table-cell office:value-type="string" calcext:value-type="string">
            <text:p>van BREE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14" calcext:value-type="float">
            <text:p>37214</text:p>
          </table:table-cell>
          <table:table-cell office:value-type="string" calcext:value-type="string">
            <text:p>KOELMEYE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47" calcext:value-type="float">
            <text:p>36447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ALBARRI</text:p>
          </table:table-cell>
          <table:table-cell office:value-type="string" calcext:value-type="string">
            <text:p>Yassi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741" calcext:value-type="float">
            <text:p>36741</text:p>
          </table:table-cell>
          <table:table-cell office:value-type="string" calcext:value-type="string">
            <text:p>PERERA</text:p>
          </table:table-cell>
          <table:table-cell office:value-type="string" calcext:value-type="string">
            <text:p>Virosh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1.71" calcext:value-type="float">
            <text:p>21.7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cull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658" calcext:value-type="float">
            <text:p>36658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12" calcext:value-type="float">
            <text:p>37812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735" calcext:value-type="float">
            <text:p>36735</text:p>
          </table:table-cell>
          <table:table-cell office:value-type="string" calcext:value-type="string">
            <text:p>TEHA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46" calcext:value-type="float">
            <text:p>44.46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20" calcext:value-type="float">
            <text:p>37820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70" calcext:value-type="float">
            <text:p>36670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601" calcext:value-type="float">
            <text:p>33601</text:p>
          </table:table-cell>
          <table:table-cell office:value-type="string" calcext:value-type="string">
            <text:p>DY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030" calcext:value-type="float">
            <text:p>36030</text:p>
          </table:table-cell>
          <table:table-cell office:value-type="string" calcext:value-type="string">
            <text:p>KENSEN</text:p>
          </table:table-cell>
          <table:table-cell office:value-type="string" calcext:value-type="string">
            <text:p>Craig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931" calcext:value-type="float">
            <text:p>36931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ann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50" calcext:value-type="float">
            <text:p>36450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9.09" calcext:value-type="float">
            <text:p>19.0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38" calcext:value-type="float">
            <text:p>36738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7.29" calcext:value-type="float">
            <text:p>17.2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47" calcext:value-type="float">
            <text:p>37747</text:p>
          </table:table-cell>
          <table:table-cell office:value-type="string" calcext:value-type="string">
            <text:p>TINDAL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64" calcext:value-type="float">
            <text:p>366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ctorian Socialis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70" calcext:value-type="float">
            <text:p>37770</text:p>
          </table:table-cell>
          <table:table-cell office:value-type="string" calcext:value-type="string">
            <text:p>SERGI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58" calcext:value-type="float">
            <text:p>36958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ocialist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ZIVKOVIC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452" calcext:value-type="float">
            <text:p>36452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686" calcext:value-type="float">
            <text:p>36686</text:p>
          </table:table-cell>
          <table:table-cell office:value-type="string" calcext:value-type="string">
            <text:p>HORSFALL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il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554" calcext:value-type="float">
            <text:p>36554</text:p>
          </table:table-cell>
          <table:table-cell office:value-type="string" calcext:value-type="string">
            <text:p>JEFFO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GVIC</text:p>
          </table:table-cell>
          <table:table-cell office:value-type="string" calcext:value-type="string">
            <text:p>The Gree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88" calcext:value-type="float">
            <text:p>37788</text:p>
          </table:table-cell>
          <table:table-cell office:value-type="string" calcext:value-type="string">
            <text:p>HEFFERNAN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66" calcext:value-type="float">
            <text:p>36566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60" calcext:value-type="float">
            <text:p>36460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75" calcext:value-type="float">
            <text:p>36575</text:p>
          </table:table-cell>
          <table:table-cell office:value-type="string" calcext:value-type="string">
            <text:p>LONSDALE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471" calcext:value-type="float">
            <text:p>36471</text:p>
          </table:table-cell>
          <table:table-cell office:value-type="string" calcext:value-type="string">
            <text:p>CRICHTON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47" calcext:value-type="float">
            <text:p>37847</text:p>
          </table:table-cell>
          <table:table-cell office:value-type="string" calcext:value-type="string">
            <text:p>O'LOGHL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376" calcext:value-type="float">
            <text:p>37376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15" calcext:value-type="float">
            <text:p>37215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82" calcext:value-type="float">
            <text:p>3738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77" calcext:value-type="float">
            <text:p>36477</text:p>
          </table:table-cell>
          <table:table-cell office:value-type="string" calcext:value-type="string">
            <text:p>McCURRY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583" calcext:value-type="float">
            <text:p>36583</text:p>
          </table:table-cell>
          <table:table-cell office:value-type="string" calcext:value-type="string">
            <text:p>GARLET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850" calcext:value-type="float">
            <text:p>37850</text:p>
          </table:table-cell>
          <table:table-cell office:value-type="string" calcext:value-type="string">
            <text:p>PHELA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69" calcext:value-type="float">
            <text:p>36569</text:p>
          </table:table-cell>
          <table:table-cell office:value-type="string" calcext:value-type="string">
            <text:p>GOOD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480" calcext:value-type="float">
            <text:p>36480</text:p>
          </table:table-cell>
          <table:table-cell office:value-type="string" calcext:value-type="string">
            <text:p>SPYKER</text:p>
          </table:table-cell>
          <table:table-cell office:value-type="string" calcext:value-type="string">
            <text:p>Warnar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u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KEOGH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51.63" calcext:value-type="float">
            <text:p>51.6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71" calcext:value-type="float">
            <text:p>36571</text:p>
          </table:table-cell>
          <table:table-cell office:value-type="string" calcext:value-type="string">
            <text:p>HASTI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81" calcext:value-type="float">
            <text:p>43.8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199" calcext:value-type="float">
            <text:p>37199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85" calcext:value-type="float">
            <text:p>37385</text:p>
          </table:table-cell>
          <table:table-cell office:value-type="string" calcext:value-type="string">
            <text:p>SIWES</text:p>
          </table:table-cell>
          <table:table-cell office:value-type="string" calcext:value-type="string">
            <text:p>Tamm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25" calcext:value-type="float">
            <text:p>37225</text:p>
          </table:table-cell>
          <table:table-cell office:value-type="string" calcext:value-type="string">
            <text:p>GARDYN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82" calcext:value-type="float">
            <text:p>3648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James Gordo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51" calcext:value-type="float">
            <text:p>37851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761" calcext:value-type="float">
            <text:p>37761</text:p>
          </table:table-cell>
          <table:table-cell office:value-type="string" calcext:value-type="string">
            <text:p>CONGRENE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Informed Medical Options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88" calcext:value-type="float">
            <text:p>36588</text:p>
          </table:table-cell>
          <table:table-cell office:value-type="string" calcext:value-type="string">
            <text:p>MOFFAT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856" calcext:value-type="float">
            <text:p>37856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shley Elph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494" calcext:value-type="float">
            <text:p>36494</text:p>
          </table:table-cell>
          <table:table-cell office:value-type="string" calcext:value-type="string">
            <text:p>du PLESSIS</text:p>
          </table:table-cell>
          <table:table-cell office:value-type="string" calcext:value-type="string">
            <text:p>Andriette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i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207" calcext:value-type="float">
            <text:p>37207</text:p>
          </table:table-cell>
          <table:table-cell office:value-type="string" calcext:value-type="string">
            <text:p>GARDINE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05" calcext:value-type="float">
            <text:p>37205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6.86" calcext:value-type="float">
            <text:p>46.8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91" calcext:value-type="float">
            <text:p>36591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84" calcext:value-type="float">
            <text:p>36484</text:p>
          </table:table-cell>
          <table:table-cell office:value-type="string" calcext:value-type="string">
            <text:p>IRADUKUNDA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43" calcext:value-type="float">
            <text:p>37243</text:p>
          </table:table-cell>
          <table:table-cell office:value-type="string" calcext:value-type="string">
            <text:p>CALAUTTI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87" calcext:value-type="float">
            <text:p>37387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222" calcext:value-type="float">
            <text:p>37222</text:p>
          </table:table-cell>
          <table:table-cell office:value-type="string" calcext:value-type="string">
            <text:p>van KRIEKEN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41" calcext:value-type="float">
            <text:p>37841</text:p>
          </table:table-cell>
          <table:table-cell office:value-type="string" calcext:value-type="string">
            <text:p>LAVERACK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483" calcext:value-type="float">
            <text:p>36483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laire Elizabeth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574" calcext:value-type="float">
            <text:p>36574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w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19" calcext:value-type="float">
            <text:p>37219</text:p>
          </table:table-cell>
          <table:table-cell office:value-type="string" calcext:value-type="string">
            <text:p>ANAGN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85" calcext:value-type="float">
            <text:p>36485</text:p>
          </table:table-cell>
          <table:table-cell office:value-type="string" calcext:value-type="string">
            <text:p>VERHOEFF</text:p>
          </table:table-cell>
          <table:table-cell office:value-type="string" calcext:value-type="string">
            <text:p>Ladeisha Louis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840" calcext:value-type="float">
            <text:p>37840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55" calcext:value-type="float">
            <text:p>37255</text:p>
          </table:table-cell>
          <table:table-cell office:value-type="string" calcext:value-type="string">
            <text:p>CULLITY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578" calcext:value-type="float">
            <text:p>36578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95" calcext:value-type="float">
            <text:p>37395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Dale Mari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89" calcext:value-type="float">
            <text:p>36589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46" calcext:value-type="float">
            <text:p>29.4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82" calcext:value-type="float">
            <text:p>3728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rt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PIDGEON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61" calcext:value-type="float">
            <text:p>37261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82" calcext:value-type="float">
            <text:p>36582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4.33" calcext:value-type="float">
            <text:p>34.3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48" calcext:value-type="float">
            <text:p>37848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45" calcext:value-type="float">
            <text:p>37845</text:p>
          </table:table-cell>
          <table:table-cell office:value-type="string" calcext:value-type="string">
            <text:p>FELS</text:p>
          </table:table-cell>
          <table:table-cell office:value-type="string" calcext:value-type="string">
            <text:p>Anthony James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94" calcext:value-type="float">
            <text:p>37294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401" calcext:value-type="float">
            <text:p>37401</text:p>
          </table:table-cell>
          <table:table-cell office:value-type="string" calcext:value-type="string">
            <text:p>JOHANNSEN</text:p>
          </table:table-cell>
          <table:table-cell office:value-type="string" calcext:value-type="string">
            <text:p>Bren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53" calcext:value-type="float">
            <text:p>37853</text:p>
          </table:table-cell>
          <table:table-cell office:value-type="string" calcext:value-type="string">
            <text:p>BLAYNEY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he National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97" calcext:value-type="float">
            <text:p>36597</text:p>
          </table:table-cell>
          <table:table-cell office:value-type="string" calcext:value-type="string">
            <text:p>McNEAIR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urac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486" calcext:value-type="float">
            <text:p>36486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Andrew Charles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87" calcext:value-type="float">
            <text:p>36487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37" calcext:value-type="float">
            <text:p>37237</text:p>
          </table:table-cell>
          <table:table-cell office:value-type="string" calcext:value-type="string">
            <text:p>MARKHA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843" calcext:value-type="float">
            <text:p>37843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ailee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02" calcext:value-type="float">
            <text:p>36602</text:p>
          </table:table-cell>
          <table:table-cell office:value-type="string" calcext:value-type="string">
            <text:p>TERRANTROY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854" calcext:value-type="float">
            <text:p>37854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881" calcext:value-type="float">
            <text:p>36881</text:p>
          </table:table-cell>
          <table:table-cell office:value-type="string" calcext:value-type="string">
            <text:p>AITKEN</text:p>
          </table:table-cell>
          <table:table-cell office:value-type="string" calcext:value-type="string">
            <text:p>Tracy Nyre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Bronwe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406" calcext:value-type="float">
            <text:p>37406</text:p>
          </table:table-cell>
          <table:table-cell office:value-type="string" calcext:value-type="string">
            <text:p>MEZGER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rres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584" calcext:value-type="float">
            <text:p>36584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12" calcext:value-type="float">
            <text:p>43.1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18" calcext:value-type="float">
            <text:p>37518</text:p>
          </table:table-cell>
          <table:table-cell office:value-type="string" calcext:value-type="string">
            <text:p>TILBUR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551" calcext:value-type="float">
            <text:p>37551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ocialist Allianc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64" calcext:value-type="float">
            <text:p>37264</text:p>
          </table:table-cell>
          <table:table-cell office:value-type="string" calcext:value-type="string">
            <text:p>GAVRANICH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14" calcext:value-type="float">
            <text:p>37314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3.97" calcext:value-type="float">
            <text:p>43.9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88" calcext:value-type="float">
            <text:p>36488</text:p>
          </table:table-cell>
          <table:table-cell office:value-type="string" calcext:value-type="string">
            <text:p>JINMAN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87" calcext:value-type="float">
            <text:p>36587</text:p>
          </table:table-cell>
          <table:table-cell office:value-type="string" calcext:value-type="string">
            <text:p>KOU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609" calcext:value-type="float">
            <text:p>36609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44" calcext:value-type="float">
            <text:p>37244</text:p>
          </table:table-cell>
          <table:table-cell office:value-type="string" calcext:value-type="string">
            <text:p>LOH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855" calcext:value-type="float">
            <text:p>37855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Janetia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mant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408" calcext:value-type="float">
            <text:p>37408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eane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12" calcext:value-type="float">
            <text:p>36612</text:p>
          </table:table-cell>
          <table:table-cell office:value-type="string" calcext:value-type="string">
            <text:p>STURCKE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490" calcext:value-type="float">
            <text:p>3649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35" calcext:value-type="float">
            <text:p>37835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409" calcext:value-type="float">
            <text:p>37409</text:p>
          </table:table-cell>
          <table:table-cell office:value-type="string" calcext:value-type="string">
            <text:p>MONCK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90" calcext:value-type="float">
            <text:p>3659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66" calcext:value-type="float">
            <text:p>3726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rijanna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317" calcext:value-type="float">
            <text:p>37317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sluc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56" calcext:value-type="float">
            <text:p>37256</text:p>
          </table:table-cell>
          <table:table-cell office:value-type="string" calcext:value-type="string">
            <text:p>McCREANOR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25" calcext:value-type="float">
            <text:p>37325</text:p>
          </table:table-cell>
          <table:table-cell office:value-type="string" calcext:value-type="string">
            <text:p>ANDERSSON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81" calcext:value-type="float">
            <text:p>37781</text:p>
          </table:table-cell>
          <table:table-cell office:value-type="string" calcext:value-type="string">
            <text:p>GUNNES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321" calcext:value-type="float">
            <text:p>3732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615" calcext:value-type="float">
            <text:p>36615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92" calcext:value-type="float">
            <text:p>36592</text:p>
          </table:table-cell>
          <table:table-cell office:value-type="string" calcext:value-type="string">
            <text:p>GOODENOUGH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1.81" calcext:value-type="float">
            <text:p>41.8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410" calcext:value-type="float">
            <text:p>37410</text:p>
          </table:table-cell>
          <table:table-cell office:value-type="string" calcext:value-type="string">
            <text:p>BRIGHTMAN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492" calcext:value-type="float">
            <text:p>36492</text:p>
          </table:table-cell>
          <table:table-cell office:value-type="string" calcext:value-type="string">
            <text:p>WATKINSON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oo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844" calcext:value-type="float">
            <text:p>37844</text:p>
          </table:table-cell>
          <table:table-cell office:value-type="string" calcext:value-type="string">
            <text:p>SUT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12" calcext:value-type="float">
            <text:p>37412</text:p>
          </table:table-cell>
          <table:table-cell office:value-type="string" calcext:value-type="string">
            <text:p>KUSTRIN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23" calcext:value-type="float">
            <text:p>37323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Shanean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19" calcext:value-type="float">
            <text:p>36619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Giz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274" calcext:value-type="float">
            <text:p>3727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842" calcext:value-type="float">
            <text:p>37842</text:p>
          </table:table-cell>
          <table:table-cell office:value-type="string" calcext:value-type="string">
            <text:p>BESSANT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560" calcext:value-type="float">
            <text:p>36560</text:p>
          </table:table-cell>
          <table:table-cell office:value-type="string" calcext:value-type="string">
            <text:p>MOSELEY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496" calcext:value-type="float">
            <text:p>36496</text:p>
          </table:table-cell>
          <table:table-cell office:value-type="string" calcext:value-type="string">
            <text:p>TIRRONEN</text:p>
          </table:table-cell>
          <table:table-cell office:value-type="string" calcext:value-type="string">
            <text:p>Tracy Ann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894" calcext:value-type="float">
            <text:p>36894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'Conno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594" calcext:value-type="float">
            <text:p>36594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44.76" calcext:value-type="float">
            <text:p>44.7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36" calcext:value-type="float">
            <text:p>37836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Rosly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24" calcext:value-type="float">
            <text:p>36624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65" calcext:value-type="float">
            <text:p>37265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26" calcext:value-type="float">
            <text:p>37326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01" calcext:value-type="float">
            <text:p>36501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Trevor Richard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09" calcext:value-type="float">
            <text:p>37809</text:p>
          </table:table-cell>
          <table:table-cell office:value-type="string" calcext:value-type="string">
            <text:p>PAIC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415" calcext:value-type="float">
            <text:p>37415</text:p>
          </table:table-cell>
          <table:table-cell office:value-type="string" calcext:value-type="string">
            <text:p>MALLOY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98" calcext:value-type="float">
            <text:p>36598</text:p>
          </table:table-cell>
          <table:table-cell office:value-type="string" calcext:value-type="string">
            <text:p>AITKEN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526" calcext:value-type="float">
            <text:p>36526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ear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85" calcext:value-type="float">
            <text:p>3728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515" calcext:value-type="float">
            <text:p>36515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748" calcext:value-type="float">
            <text:p>37748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he Great Australia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03" calcext:value-type="float">
            <text:p>378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33" calcext:value-type="float">
            <text:p>37233</text:p>
          </table:table-cell>
          <table:table-cell office:value-type="string" calcext:value-type="string">
            <text:p>SZMEKURA-MOO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327" calcext:value-type="float">
            <text:p>37327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73" calcext:value-type="float">
            <text:p>37273</text:p>
          </table:table-cell>
          <table:table-cell office:value-type="string" calcext:value-type="string">
            <text:p>NICKOLS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507" calcext:value-type="float">
            <text:p>36507</text:p>
          </table:table-cell>
          <table:table-cell office:value-type="string" calcext:value-type="string">
            <text:p>EBERHART</text:p>
          </table:table-cell>
          <table:table-cell office:value-type="string" calcext:value-type="string">
            <text:p>Sonya Michelle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628" calcext:value-type="float">
            <text:p>36628</text:p>
          </table:table-cell>
          <table:table-cell office:value-type="string" calcext:value-type="string">
            <text:p>PERK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601" calcext:value-type="float">
            <text:p>36601</text:p>
          </table:table-cell>
          <table:table-cell office:value-type="string" calcext:value-type="string">
            <text:p>DWYE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6.74" calcext:value-type="float">
            <text:p>26.7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290" calcext:value-type="float">
            <text:p>37290</text:p>
          </table:table-cell>
          <table:table-cell office:value-type="string" calcext:value-type="string">
            <text:p>GYURU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16" calcext:value-type="float">
            <text:p>36516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78" calcext:value-type="float">
            <text:p>37278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227" calcext:value-type="float">
            <text:p>372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AJP</text:p>
          </table:table-cell>
          <table:table-cell office:value-type="string" calcext:value-type="string">
            <text:p>Animal Justice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333" calcext:value-type="float">
            <text:p>37333</text:p>
          </table:table-cell>
          <table:table-cell office:value-type="string" calcext:value-type="string">
            <text:p>MASCARENHAS</text:p>
          </table:table-cell>
          <table:table-cell office:value-type="string" calcext:value-type="string">
            <text:p>Zaneta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296" calcext:value-type="float">
            <text:p>37296</text:p>
          </table:table-cell>
          <table:table-cell office:value-type="string" calcext:value-type="string">
            <text:p>PALLIER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846" calcext:value-type="float">
            <text:p>37846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HALLIFAX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607" calcext:value-type="float">
            <text:p>36607</text:p>
          </table:table-cell>
          <table:table-cell office:value-type="string" calcext:value-type="string">
            <text:p>McSWEENEY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631" calcext:value-type="float">
            <text:p>36631</text:p>
          </table:table-cell>
          <table:table-cell office:value-type="string" calcext:value-type="string">
            <text:p>UINK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w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535" calcext:value-type="float">
            <text:p>36535</text:p>
          </table:table-cell>
          <table:table-cell office:value-type="string" calcext:value-type="string">
            <text:p>GOWER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22" calcext:value-type="float">
            <text:p>37422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Tshung-Hu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uline Hanson's One Nati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852" calcext:value-type="float">
            <text:p>37852</text:p>
          </table:table-cell>
          <table:table-cell office:value-type="string" calcext:value-type="string">
            <text:p>GILLETT</text:p>
          </table:table-cell>
          <table:table-cell office:value-type="string" calcext:value-type="string">
            <text:p>Jay Dean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WESTERN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548" calcext:value-type="float">
            <text:p>36548</text:p>
          </table:table-cell>
          <table:table-cell office:value-type="string" calcext:value-type="string">
            <text:p>STA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ustralian Christia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520" calcext:value-type="float">
            <text:p>365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ravis Llewellyn</text:p>
          </table:table-cell>
          <table:table-cell office:value-type="string" calcext:value-type="string">
            <text:p>UAPP</text:p>
          </table:table-cell>
          <table:table-cell office:value-type="string" calcext:value-type="string">
            <text:p>United Australia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337" calcext:value-type="float">
            <text:p>37337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ustralian Labor Par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38.07" calcext:value-type="float">
            <text:p>38.0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608" calcext:value-type="float">
            <text:p>36608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ference Percent</text:p>
          </table:table-cell>
          <table:table-cell office:value-type="float" office:value="39.99" calcext:value-type="float">
            <text:p>39.9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302" calcext:value-type="float">
            <text:p>37302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YA</text:p>
          </table:table-cell>
          <table:table-cell office:value-type="string" calcext:value-type="string">
            <text:p>Australian Federation Par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83" calcext:value-type="float">
            <text:p>37283</text:p>
          </table:table-cell>
          <table:table-cell office:value-type="string" calcext:value-type="string">
            <text:p>HOLROYD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iberal Democrat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gne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635" calcext:value-type="float">
            <text:p>36635</text:p>
          </table:table-cell>
          <table:table-cell office:value-type="string" calcext:value-type="string">
            <text:p>ABDUL RAZ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The Greens (WA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reference Percent</text:p>
          </table:table-cell>
          <table:table-cell office:value-type="float" office:value="11.97" calcext:value-type="float">
            <text:p>11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8:22:35.233631296</meta:creation-date>
    <dc:date>2024-05-18T18:22:50.349768857</dc:date>
    <meta:editing-duration>PT15S</meta:editing-duration>
    <meta:editing-cycles>1</meta:editing-cycles>
    <meta:document-statistic meta:table-count="1" meta:cell-count="16839" meta:object-count="0"/>
    <meta:generator>LibreOffice/24.2.3.2$Linux_X86_64 LibreOffice_project/420$Build-2</meta:generator>
  </office:meta>
</office:document-meta>
</file>